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26cm" fo:margin-left="-0.206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style:keep-together="true" fo:keep-together="auto"/>
    </style:style>
    <style:style style:name="Table1.A1" style:family="table-cell">
      <style:table-cell-properties style:vertical-align="" fo:padding="0.176cm" fo:border="0.035cm solid #000001"/>
    </style:style>
    <style:style style:name="Table2" style:family="table">
      <style:table-properties style:width="15.822cm" fo:margin-left="0.021cm" fo:margin-top="0cm" fo:margin-bottom="0cm" table:align="left"/>
    </style:style>
    <style:style style:name="Table2.A" style:family="table-column">
      <style:table-column-properties style:column-width="3.12cm"/>
    </style:style>
    <style:style style:name="Table2.B" style:family="table-column">
      <style:table-column-properties style:column-width="3.177cm"/>
    </style:style>
    <style:style style:name="Table2.C" style:family="table-column">
      <style:table-column-properties style:column-width="3.175cm"/>
    </style:style>
    <style:style style:name="Table2.1" style:family="table-row">
      <style:table-row-properties style:keep-together="true" fo:keep-together="auto"/>
    </style:style>
    <style:style style:name="Table2.A1" style:family="table-cell">
      <style:table-cell-properties style:vertical-align="" fo:padding="0.176cm" fo:border="0.035cm solid #000001"/>
    </style:style>
    <style:style style:name="Table3" style:family="table">
      <style:table-properties style:width="15.822cm" fo:margin-left="0.021cm" fo:margin-top="0cm" fo:margin-bottom="0cm" table:align="left"/>
    </style:style>
    <style:style style:name="Table3.A" style:family="table-column">
      <style:table-column-properties style:column-width="3.12cm"/>
    </style:style>
    <style:style style:name="Table3.B" style:family="table-column">
      <style:table-column-properties style:column-width="3.177cm"/>
    </style:style>
    <style:style style:name="Table3.C" style:family="table-column">
      <style:table-column-properties style:column-width="3.175cm"/>
    </style:style>
    <style:style style:name="Table3.1" style:family="table-row">
      <style:table-row-properties style:keep-together="true" fo:keep-together="auto"/>
    </style:style>
    <style:style style:name="Table3.A1" style:family="table-cell">
      <style:table-cell-properties style:vertical-align="" fo:padding="0.176cm" fo:border="0.035cm solid #000001"/>
    </style:style>
    <style:style style:name="Tabella1" style:family="table">
      <style:table-properties style:width="15.921cm" table:align="margins"/>
    </style:style>
    <style:style style:name="Tabella1.A" style:family="table-column">
      <style:table-column-properties style:column-width="3.979cm" style:rel-column-width="16383*"/>
    </style:style>
    <style:style style:name="Tabella1.D" style:family="table-column">
      <style:table-column-properties style:column-width="3.981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D2" style:family="table-cell">
      <style:table-cell-properties fo:padding="0.097cm" fo:border-left="0.002cm solid #000000" fo:border-right="0.002cm solid #000000" fo:border-top="none" fo:border-bottom="0.002cm solid #000000"/>
    </style:style>
    <style:style style:name="Tabella2" style:family="table">
      <style:table-properties style:width="15.921cm" table:align="margins"/>
    </style:style>
    <style:style style:name="Tabella2.A" style:family="table-column">
      <style:table-column-properties style:column-width="3.981cm" style:rel-column-width="16384*"/>
    </style:style>
    <style:style style:name="Tabella2.D" style:family="table-column">
      <style:table-column-properties style:column-width="3.979cm" style:rel-column-width="16383*"/>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5.926cm" fo:margin-left="-0.206cm" fo:margin-top="0cm" fo:margin-bottom="0cm" table:align="left"/>
    </style:style>
    <style:style style:name="Tabella3.A" style:family="table-column">
      <style:table-column-properties style:column-width="7.962cm"/>
    </style:style>
    <style:style style:name="Tabella3.B" style:family="table-column">
      <style:table-column-properties style:column-width="7.964cm"/>
    </style:style>
    <style:style style:name="Tabella3.1" style:family="table-row">
      <style:table-row-properties style:keep-together="true" fo:keep-together="auto"/>
    </style:style>
    <style:style style:name="Tabella3.A1" style:family="table-cell">
      <style:table-cell-properties style:vertical-align="" fo:padding="0.176cm" fo:border="0.035cm solid #000001"/>
    </style:style>
    <style:style style:name="Tabella4" style:family="table">
      <style:table-properties style:width="15.822cm" fo:margin-left="0.021cm" fo:margin-top="0cm" fo:margin-bottom="0cm" table:align="left"/>
    </style:style>
    <style:style style:name="Tabella4.A" style:family="table-column">
      <style:table-column-properties style:column-width="3.12cm"/>
    </style:style>
    <style:style style:name="Tabella4.B" style:family="table-column">
      <style:table-column-properties style:column-width="3.177cm"/>
    </style:style>
    <style:style style:name="Tabella4.C" style:family="table-column">
      <style:table-column-properties style:column-width="3.175cm"/>
    </style:style>
    <style:style style:name="Tabella4.1" style:family="table-row">
      <style:table-row-properties style:keep-together="true" fo:keep-together="auto"/>
    </style:style>
    <style:style style:name="Tabella4.A1" style:family="table-cell">
      <style:table-cell-properties style:vertical-align="" fo:padding="0.176cm" fo:border="0.035cm solid #000001"/>
    </style:style>
    <style:style style:name="Tabella5" style:family="table">
      <style:table-properties style:width="15.822cm" fo:margin-left="0.021cm" fo:margin-top="0cm" fo:margin-bottom="0cm" table:align="left"/>
    </style:style>
    <style:style style:name="Tabella5.A" style:family="table-column">
      <style:table-column-properties style:column-width="3.12cm"/>
    </style:style>
    <style:style style:name="Tabella5.B" style:family="table-column">
      <style:table-column-properties style:column-width="3.177cm"/>
    </style:style>
    <style:style style:name="Tabella5.C" style:family="table-column">
      <style:table-column-properties style:column-width="3.175cm"/>
    </style:style>
    <style:style style:name="Tabella5.1" style:family="table-row">
      <style:table-row-properties style:keep-together="true" fo:keep-together="auto"/>
    </style:style>
    <style:style style:name="Tabella5.A1" style:family="table-cell">
      <style:table-cell-properties style:vertical-align="" fo:padding="0.176cm" fo:border="0.035cm solid #000001"/>
    </style:style>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fo:line-height="100%"/>
    </style:style>
    <style:style style:name="P3" style:family="paragraph" style:parent-style-name="Standard">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4" style:family="paragraph" style:parent-style-name="Standard">
      <style:paragraph-properties loext:contextual-spacing="false" fo:margin-top="0cm" fo:margin-bottom="0cm" fo:line-height="100%" fo:orphans="0" fo:widows="0"/>
      <style:text-properties style:font-name="Liberation Serif" fo:font-size="12pt" style:font-name-asian="Liberation Serif1" style:font-size-asian="12pt" style:font-name-complex="Liberation Serif1" style:font-size-complex="12pt"/>
    </style:style>
    <style:style style:name="P5"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style>
    <style:style style:name="P6" style:family="paragraph" style:parent-style-name="Standard">
      <style:paragraph-properties loext:contextual-spacing="false" fo:margin-top="0cm" fo:margin-bottom="0cm" fo:line-height="100%" fo:orphans="0" fo:widows="0"/>
      <style:text-properties style:font-name="Liberation Serif" fo:font-size="12pt" fo:font-weight="bold" style:font-name-asian="Liberation Serif1" style:font-size-asian="12pt" style:font-weight-asian="bold" style:font-name-complex="Liberation Serif1" style:font-size-complex="12pt"/>
    </style:style>
    <style:style style:name="P7" style:family="paragraph" style:parent-style-name="Standard">
      <style:paragraph-properties loext:contextual-spacing="false" fo:margin-top="0cm" fo:margin-bottom="0cm" fo:line-height="100%"/>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8"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9" style:family="paragraph" style:parent-style-name="Standard">
      <style:paragraph-properties loext:contextual-spacing="false" fo:margin-top="0cm" fo:margin-bottom="0cm" fo:line-height="100%"/>
      <style:text-properties style:font-name="Liberation Serif" fo:font-size="18pt" fo:font-weight="bold" style:font-name-asian="Liberation Serif1" style:font-size-asian="18pt" style:font-weight-asian="bold" style:font-name-complex="Liberation Serif1" style:font-size-complex="18pt"/>
    </style:style>
    <style:style style:name="P10" style:family="paragraph" style:parent-style-name="Standard">
      <style:paragraph-properties loext:contextual-spacing="false" fo:margin-top="0cm" fo:margin-bottom="0cm" fo:line-height="100%" fo:text-align="center" style:justify-single-word="false"/>
      <style:text-properties style:font-name="Liberation Serif" fo:font-size="18pt" fo:font-weight="bold" style:font-name-asian="Liberation Serif1" style:font-size-asian="18pt" style:font-weight-asian="bold" style:font-name-complex="Liberation Serif1" style:font-size-complex="18pt"/>
    </style:style>
    <style:style style:name="P11" style:family="paragraph" style:parent-style-name="Standard">
      <style:paragraph-properties loext:contextual-spacing="false" fo:margin-top="0cm" fo:margin-bottom="0cm"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paragraph-properties loext:contextual-spacing="false" fo:margin-top="0cm" fo:margin-bottom="0cm" fo:line-height="100%" fo:text-align="center" style:justify-single-word="false"/>
      <style:text-properties fo:font-size="18pt" style:font-size-asian="18pt" style:font-size-complex="18pt"/>
    </style:style>
    <style:style style:name="P13" style:family="paragraph" style:parent-style-name="Standard">
      <style:paragraph-properties loext:contextual-spacing="false" fo:margin-left="0.635cm" fo:margin-right="0cm" fo:margin-top="0cm" fo:margin-bottom="0cm" fo:line-height="100%" fo:text-indent="0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14" style:family="paragraph" style:parent-style-name="Standard">
      <style:paragraph-properties loext:contextual-spacing="false" fo:margin-left="1.27cm" fo:margin-right="0cm" fo:margin-top="0cm" fo:margin-bottom="0cm" fo:text-indent="0cm" style:auto-text-indent="false"/>
    </style:style>
    <style:style style:name="P15" style:family="paragraph" style:parent-style-name="Standard">
      <style:paragraph-properties loext:contextual-spacing="false" fo:margin-left="1.27cm" fo:margin-right="0cm" fo:margin-top="0cm" fo:margin-bottom="0cm" fo:line-height="100%" fo:text-indent="0cm" style:auto-text-indent="false"/>
    </style:style>
    <style:style style:name="P16" style:family="paragraph" style:parent-style-name="Standard">
      <style:paragraph-properties loext:contextual-spacing="false" fo:margin-left="1.27cm" fo:margin-right="0cm" fo:margin-top="0cm" fo:margin-bottom="0cm" fo:text-indent="0cm" style:auto-text-indent="false"/>
      <style:text-properties fo:font-weight="bold" style:font-weight-asian="bold"/>
    </style:style>
    <style:style style:name="P17" style:family="paragraph" style:parent-style-name="Standard">
      <style:paragraph-properties loext:contextual-spacing="false" fo:margin-left="1.27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18"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font-size="18pt" fo:font-weight="bold" style:font-size-asian="18pt" style:font-weight-asian="bold" style:font-size-complex="18pt"/>
    </style:style>
    <style:style style:name="P19"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1" style:family="paragraph" style:parent-style-name="Standard">
      <style:paragraph-properties loext:contextual-spacing="false" fo:margin-left="0cm" fo:margin-right="0cm" fo:margin-top="0cm" fo:margin-bottom="0cm" fo:text-indent="0cm" style:auto-text-indent="false"/>
    </style:style>
    <style:style style:name="P22" style:family="paragraph" style:parent-style-name="Standard">
      <style:paragraph-properties loext:contextual-spacing="false" fo:margin-left="0cm" fo:margin-right="0cm" fo:margin-top="0cm" fo:margin-bottom="0cm" fo:text-indent="0cm" style:auto-text-indent="false"/>
      <style:text-properties fo:font-weight="bold" style:font-weight-asian="bold" style:font-weight-complex="bold"/>
    </style:style>
    <style:style style:name="P23" style:family="paragraph" style:parent-style-name="Standard">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24" style:family="paragraph" style:parent-style-name="Standard">
      <style:paragraph-properties loext:contextual-spacing="false" fo:margin-left="0cm" fo:margin-right="0cm" fo:margin-top="0cm" fo:margin-bottom="0cm" fo:line-height="100%" fo:text-align="start" style:justify-single-word="false" fo:text-indent="0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25" style:family="paragraph" style:parent-style-name="List_20_Paragraph">
      <style:paragraph-properties loext:contextual-spacing="false"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P26" style:family="paragraph" style:parent-style-name="List_20_Paragraph">
      <style:paragraph-properties fo:margin-left="0cm" fo:margin-right="0cm" fo:text-indent="0cm" style:auto-text-indent="false"/>
    </style:style>
    <style:style style:name="P27" style:family="paragraph" style:parent-style-name="List_20_Paragraph">
      <style:paragraph-properties loext:contextual-spacing="false"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28" style:family="paragraph" style:parent-style-name="Table_20_Contents">
      <style:text-properties style:font-name="Liberation Serif" fo:font-size="12pt" style:font-name-asian="Liberation Serif1" style:font-size-asian="12pt" style:font-name-complex="Liberation Serif1" style:font-size-complex="12pt"/>
    </style:style>
    <style:style style:name="P29" style:family="paragraph" style:parent-style-name="Standard">
      <style:text-properties fo:font-weight="bold" style:font-weight-asian="bold" style:font-weight-complex="bold"/>
    </style:style>
    <style:style style:name="P30"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1" style:family="paragraph" style:parent-style-name="Standard">
      <style:paragraph-properties loext:contextual-spacing="false" fo:margin-left="1.27cm" fo:margin-right="0cm" fo:margin-top="0cm" fo:margin-bottom="0cm" fo:line-height="100%" fo:text-align="start" style:justify-single-word="false"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2" style:family="paragraph" style:parent-style-name="Standard">
      <style:paragraph-properties loext:contextual-spacing="fals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P33" style:family="paragraph" style:parent-style-name="List_20_Paragraph">
      <style:paragraph-properties loext:contextual-spacing="false"/>
      <style:text-properties style:font-name="Liberation Serif" fo:font-size="12pt" style:font-name-asian="Liberation Serif1" style:font-size-asian="12pt" style:font-name-complex="Liberation Serif1" style:font-size-complex="12pt"/>
    </style:style>
    <style:style style:name="P34" style:family="paragraph" style:parent-style-name="Standard" style:master-page-name="Standard">
      <style:paragraph-properties loext:contextual-spacing="false" fo:margin-top="0cm" fo:margin-bottom="0cm" fo:line-height="100%" style:page-number="1"/>
    </style:style>
    <style:style style:name="P35" style:family="paragraph" style:parent-style-name="Standard">
      <style:paragraph-properties loext:contextual-spacing="false" fo:margin-top="0cm" fo:margin-bottom="0cm" fo:line-height="100%"/>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36" style:family="paragraph" style:parent-style-name="Standard" style:list-style-name="L1">
      <style:paragraph-properties loext:contextual-spacing="false" fo:margin-top="0cm" fo:margin-bottom="0cm" fo:line-height="100%"/>
      <style:text-properties style:font-name="Liberation Serif" fo:font-size="12pt" style:font-name-asian="Liberation Serif1" style:font-size-asian="12pt" style:font-name-complex="Liberation Serif1" style:font-size-complex="12pt"/>
    </style:style>
    <style:style style:name="P37" style:family="paragraph" style:parent-style-name="Standard" style:list-style-name="WWNum2">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8" style:family="paragraph" style:parent-style-name="Standard" style:list-style-name="WWNum3">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39" style:family="paragraph" style:parent-style-name="Standard" style:list-style-name="WWNum8">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0" style:family="paragraph" style:parent-style-name="Standard" style:list-style-name="WWNum4">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1" style:family="paragraph" style:parent-style-name="Standard" style:list-style-name="WWNum11">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2" style:family="paragraph" style:parent-style-name="Standard" style:list-style-name="WWNum6">
      <style:paragraph-properties loext:contextual-spacing="true" fo:margin-left="1.27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43" style:family="paragraph" style:parent-style-name="Standard" style:list-style-name="WWNum9">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4" style:family="paragraph" style:parent-style-name="Standard" style:list-style-name="WWNum10">
      <style:paragraph-properties loext:contextual-spacing="true" fo:margin-left="1.27cm" fo:margin-right="0cm" fo:margin-top="0cm" fo:margin-bottom="0cm" fo:line-height="100%" fo:text-indent="-0.635cm" style:auto-text-indent="false"/>
      <style:text-properties style:font-name="Liberation Serif" fo:font-size="12pt" fo:font-weight="bold" style:font-name-asian="Liberation Serif1" style:font-size-asian="12pt" style:font-weight-asian="bold" style:font-name-complex="Liberation Serif1" style:font-size-complex="12pt"/>
    </style:style>
    <style:style style:name="P45" style:family="paragraph" style:parent-style-name="Standard" style:list-style-name="L3">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6" style:family="paragraph" style:parent-style-name="Standard" style:list-style-name="L4">
      <style:paragraph-properties loext:contextual-spacing="false" fo:margin-left="1.27cm" fo:margin-right="0cm" fo:margin-top="0cm" fo:margin-bottom="0cm" fo:line-height="100%" fo:text-indent="-0.635cm" style:auto-text-indent="false"/>
      <style:text-properties style:font-name="Liberation Serif" fo:font-size="12pt" fo:font-weight="normal" style:font-name-asian="Liberation Serif1" style:font-size-asian="12pt" style:font-weight-asian="normal" style:font-name-complex="Liberation Serif1" style:font-size-complex="12pt" style:font-weight-complex="normal"/>
    </style:style>
    <style:style style:name="P47" style:family="paragraph" style:parent-style-name="Standard" style:list-style-name="WWNum8">
      <style:paragraph-properties loext:contextual-spacing="true" fo:margin-left="1.27cm" fo:margin-right="0cm" fo:margin-top="0cm" fo:margin-bottom="0cm" fo:line-height="100%" fo:text-indent="-0.635cm" style:auto-text-indent="false"/>
    </style:style>
    <style:style style:name="P48" style:family="paragraph" style:parent-style-name="Standard" style:list-style-name="WWNum12">
      <style:paragraph-properties loext:contextual-spacing="true" fo:margin-left="1.27cm" fo:margin-right="0cm" fo:margin-top="0cm" fo:margin-bottom="0cm" fo:line-height="100%" fo:text-indent="-0.635cm" style:auto-text-indent="false"/>
    </style:style>
    <style:style style:name="P49" style:family="paragraph" style:parent-style-name="Standard" style:list-style-name="WWNum5">
      <style:paragraph-properties loext:contextual-spacing="true" fo:margin-left="1.27cm" fo:margin-right="0cm" fo:margin-top="0cm" fo:margin-bottom="0cm" fo:text-indent="-0.635cm" style:auto-text-indent="false"/>
    </style:style>
    <style:style style:name="P50" style:family="paragraph" style:parent-style-name="Standard" style:list-style-name="WWNum7">
      <style:paragraph-properties fo:margin-left="1.27cm" fo:margin-right="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1" style:family="paragraph" style:parent-style-name="Standard" style:list-style-name="WWNum1">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2" style:family="paragraph" style:parent-style-name="Standard" style:list-style-name="WWNum12">
      <style:paragraph-properties loext:contextual-spacing="true" fo:margin-left="2.54cm" fo:margin-right="0cm" fo:margin-top="0cm" fo:margin-bottom="0cm" fo:line-height="100%" fo:text-indent="-0.635cm" style:auto-text-indent="false"/>
      <style:text-properties style:font-name="Liberation Serif" fo:font-size="12pt" style:font-name-asian="Liberation Serif1" style:font-size-asian="12pt" style:font-name-complex="Liberation Serif1" style:font-size-complex="12pt"/>
    </style:style>
    <style:style style:name="P53" style:family="paragraph" style:parent-style-name="Standard" style:list-style-name="WWNum5">
      <style:paragraph-properties loext:contextual-spacing="true" fo:margin-left="2.54cm" fo:margin-right="0cm" fo:margin-top="0cm" fo:margin-bottom="0cm" fo:text-indent="-0.635cm" style:auto-text-indent="false"/>
    </style:style>
    <style:style style:name="P54"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style:font-name-asian="Times New Roman1" style:font-size-asian="12pt" style:font-name-complex="Times New Roman1" style:font-size-complex="12pt"/>
    </style:style>
    <style:style style:name="P55" style:family="paragraph" style:parent-style-name="Standard" style:list-style-name="WWNum1">
      <style:paragraph-properties loext:contextual-spacing="true" fo:margin-left="0cm" fo:margin-right="0cm" fo:margin-top="0cm" fo:margin-bottom="0cm" fo:line-height="100%" fo:text-indent="0cm" style:auto-text-indent="false"/>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list-style-name="WWNum1">
      <style:paragraph-properties loext:contextual-spacing="true" fo:margin-left="0cm" fo:margin-right="0cm" fo:margin-top="0cm" fo:margin-bottom="0cm" fo:line-height="100%" fo:text-indent="0cm" style:auto-text-indent="false"/>
    </style:style>
    <style:style style:name="P57" style:family="paragraph" style:parent-style-name="Standard" style:list-style-name="L2">
      <style:paragraph-properties loext:contextual-spacing="false" fo:margin-left="0cm" fo:margin-right="0cm" fo:margin-top="0cm" fo:margin-bottom="0cm" fo:text-indent="0cm" style:auto-text-indent="false"/>
      <style:text-properties fo:font-weight="normal" style:font-weight-asian="normal" style:font-weight-complex="normal"/>
    </style:style>
    <style:style style:name="P58" style:family="paragraph" style:parent-style-name="Standard" style:list-style-name="WWNum1">
      <style:paragraph-properties loext:contextual-spacing="true" fo:margin-left="0cm" fo:margin-right="0cm" fo:margin-top="0cm" fo:margin-bottom="0.282cm" fo:line-height="100%" fo:text-indent="0cm" style:auto-text-indent="false"/>
      <style:text-properties style:font-name="Times New Roman" fo:font-size="12pt" style:font-name-asian="Times New Roman1" style:font-size-asian="12pt" style:font-name-complex="Times New Roman1" style:font-size-complex="12pt"/>
    </style:style>
    <style:style style:name="P59" style:family="paragraph" style:parent-style-name="List_20_Paragraph" style:list-style-name="WWNum1"/>
    <style:style style:name="P60" style:family="paragraph" style:parent-style-name="List_20_Paragraph" style:list-style-name="WWNum1">
      <style:paragraph-properties loext:contextual-spacing="false"/>
      <style:text-properties style:font-name="Liberation Serif" fo:font-size="12pt" style:font-name-asian="Liberation Serif1" style:font-size-asian="12pt" style:font-name-complex="Liberation Serif1" style:font-size-complex="12pt"/>
    </style:style>
    <style:style style:name="P61" style:family="paragraph" style:parent-style-name="List_20_Paragraph" style:list-style-name="WWNum2">
      <style:paragraph-properties fo:margin-left="0cm" fo:margin-right="0cm" fo:text-indent="0cm" style:auto-text-indent="false"/>
      <style:text-properties fo:font-weight="bold" style:font-weight-asian="bold" style:font-weight-complex="bold"/>
    </style:style>
    <style:style style:name="P62" style:family="paragraph" style:parent-style-name="List_20_Paragraph" style:list-style-name="WWNum1">
      <style:paragraph-properties fo:margin-left="0cm" fo:margin-right="0cm" fo:text-indent="0cm" style:auto-text-indent="false"/>
    </style:style>
    <style:style style:name="P63" style:family="paragraph" style:parent-style-name="List_20_Paragraph" style:list-style-name="WWNum2">
      <style:paragraph-properties fo:margin-left="0cm" fo:margin-right="0cm" fo:text-indent="0cm" style:auto-text-indent="false"/>
      <style:text-properties fo:language="en" fo:country="US" fo:font-weight="bold" style:font-weight-asian="bold" style:font-weight-complex="bold"/>
    </style:style>
    <style:style style:name="P64" style:family="paragraph" style:parent-style-name="List_20_Paragraph">
      <style:paragraph-properties fo:margin-left="0cm" fo:margin-right="0cm" fo:text-indent="0cm" style:auto-text-indent="false"/>
      <style:text-properties style:font-name="Liberation Serif" fo:font-size="12pt" style:font-name-asian="Liberation Serif1" style:font-size-asian="12pt" style:font-name-complex="Liberation Serif1" style:font-size-complex="12pt"/>
    </style:style>
    <style:style style:name="P65" style:family="paragraph" style:parent-style-name="List_20_Paragraph">
      <style:paragraph-properties fo:margin-left="0cm" fo:margin-right="0cm" fo:margin-top="0cm" fo:margin-bottom="0cm" fo:line-height="100%" fo:text-indent="0cm" style:auto-text-indent="false"/>
      <style:text-properties style:font-name="Liberation Serif" fo:font-size="12pt" style:font-name-asian="Liberation Serif1" style:font-size-asian="12pt" style:font-name-complex="Liberation Serif1" style:font-size-complex="12pt"/>
    </style:style>
    <style:style style:name="T1" style:family="text">
      <style:text-properties style:font-name="Liberation Serif" fo:font-size="12pt" style:font-name-asian="Liberation Serif1" style:font-size-asian="12pt" style:font-name-complex="Liberation Serif1" style:font-size-complex="12pt"/>
    </style:style>
    <style:style style:name="T2" style:family="text">
      <style:text-properties style:font-name="Liberation Serif" fo:font-size="12pt" fo:font-weight="bold" style:font-name-asian="Liberation Serif1" style:font-size-asian="12pt" style:font-weight-asian="bold" style:font-name-complex="Liberation Serif1" style:font-size-complex="12pt"/>
    </style:style>
    <style:style style:name="T3" style:family="text">
      <style:text-properties style:font-name="Liberation Serif" fo:font-size="12pt" fo:font-weight="bold" style:font-name-asian="Liberation Serif1" style:font-size-asian="12pt" style:font-weight-asian="bold" style:font-name-complex="Liberation Serif1" style:font-size-complex="12pt" style:font-weight-complex="bold"/>
    </style:style>
    <style:style style:name="T4" style:family="text">
      <style:text-properties style:font-name="Liberation Serif" fo:font-size="12pt" style:font-name-asian="Liberation Serif" style:font-size-asian="12pt" style:font-name-complex="Liberation Serif" style:font-size-complex="12pt"/>
    </style:style>
    <style:style style:name="T5" style:family="text">
      <style:text-properties style:font-name="Liberation Serif" fo:font-weight="bold" style:font-name-asian="Liberation Serif1" style:font-weight-asian="bold" style:font-name-complex="Liberation Serif1"/>
    </style:style>
    <style:style style:name="T6" style:family="text">
      <style:text-properties style:font-name="Liberation Serif" style:font-name-asian="Liberation Serif1" style:font-name-complex="Liberation Serif1"/>
    </style:style>
    <style:style style:name="T7" style:family="text">
      <style:text-properties fo:color="#000080"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8" style:family="text">
      <style:text-properties fo:color="#000080"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9" style:family="text">
      <style:text-properties fo:color="#1155cc" style:font-name="Liberation Serif" fo:font-size="12pt" style:text-underline-style="solid" style:text-underline-width="auto" style:text-underline-color="font-color" style:font-name-asian="Liberation Serif1" style:font-size-asian="12pt" style:font-name-complex="Liberation Serif1" style:font-size-complex="12pt"/>
    </style:style>
    <style:style style:name="T10" style:family="text">
      <style:text-properties style:font-name="Times New Roman" fo:font-size="12pt" style:font-name-asian="Times New Roman1" style:font-size-asian="12pt" style:font-name-complex="Times New Roman1" style:font-size-complex="12pt"/>
    </style:style>
    <style:style style:name="T11" style:family="text">
      <style:text-properties fo:font-weight="bold" style:font-weight-asian="bold"/>
    </style:style>
    <style:style style:name="T12" style:family="text">
      <style:text-properties fo:font-weight="bold" style:font-weight-asian="bold" style:font-weight-complex="bold"/>
    </style:style>
    <style:style style:name="T13" style:family="text">
      <style:text-properties style:font-name-asian="Times New Roman" style:font-name-complex="Times New Roman"/>
    </style:style>
    <style:style style:name="T14"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3">SITO DI RIFERIMENTO</text:span><text:span text:style-name="T1">: </text:span><text:a xlink:type="simple" xlink:href="http://www.cochlear.com/wps/wcm/connect/it/home" text:style-name="Internet_20_link" text:visited-style-name="Visited_20_Internet_20_Link"><text:span text:style-name="T7">http://www.cochlear.com/wps/wcm/connect/it/home</text:span></text:a></text:p>
      <text:p text:style-name="P3"/>
      <text:p text:style-name="P10">INTRODUZIONE</text:p>
      <text:p text:style-name="P5"/>
      <text:p text:style-name="P3">Cochlear è una multinazionale leader mondiale nelle soluzioni impiantabili e innovative per l’udito fondata nel 1981.</text:p>
      <text:p text:style-name="P3">L’applicativo web di questa azienda mira a fornire servizi sia per il professionista, ovvero il service, sia per il cliente finale in cerca di soluzioni ai propri problemi uditivi.</text:p>
      <text:p text:style-name="P3">Questa compagnia vuole, in un certo senso, espandere il target di utenza includendo anche i parenti di quelle persone con disabilità uditive che non vogliono farsi riconoscere.</text:p>
      <text:p text:style-name="P3">Inoltre si vuole strutturare meglio la richiesta di assistenza semplificandone l’usabilità e semplificandone il processo stesso.</text:p>
      <text:p text:style-name="P3">Convincere i parenti/conoscenti <text:s/>è un passaggio aggiuntivo, che però può ripagare in quanto essi hanno probabilmente una maggiore influenza/confidenza sui diretti interessati.</text:p>
      <text:p text:style-name="P3">Il test dell’audio che spesso viene proposto dai vari siti web, deve essere un-digitalized in modo che possa essere effettuato anche sotto forma di “gioco” agli ipoudenti. Questo in modo da nascondere l’interessamento dei parenti/conoscenti.</text:p>
      <text:p text:style-name="P3">Una volta confermato il problema è necessario riuscire a portare il soggetto verso le soluzioni che propone l’azienda, inviando, per esempio, un esperto a domicilio.</text:p>
      <text:p text:style-name="P3">Nel dettaglio le sezioni gia esistenti nell` <text:s/>applicazione web sono i seguenti:</text:p>
      <text:list xml:id="list3974889723396824357" text:style-name="WWNum2">
        <text:list-item>
          <text:p text:style-name="P37">conoscere</text:p>
        </text:list-item>
        <text:list-item>
          <text:p text:style-name="P37">comunita</text:p>
        </text:list-item>
        <text:list-item>
          <text:p text:style-name="P37">supporto</text:p>
        </text:list-item>
        <text:list-item>
          <text:p text:style-name="P37">online store</text:p>
        </text:list-item>
      </text:list>
      <text:p text:style-name="P3">In particolare, ciò su cui bisogna prestare maggiore attenzione riguarda: </text:p>
      <text:list xml:id="list2150213095314032020" text:style-name="WWNum3">
        <text:list-item>
          <text:p text:style-name="P38">La gestione di persone che stanno avendo il primo approccio al problema</text:p>
        </text:list-item>
        <text:list-item>
          <text:p text:style-name="P38">la reperibilità e una consulenza rapida precisa e accurata</text:p>
        </text:list-item>
        <text:list-item>
          <text:p text:style-name="P38">dare informazioni sull’ utilizzo dei prodotti </text:p>
        </text:list-item>
        <text:list-item>
          <text:p text:style-name="P38">la facilità di reperire e acquisire un prodotto </text:p>
        </text:list-item>
        <text:list-item>
          <text:p text:style-name="P38">informare e dare conoscenza anche a persone terze che hanno a che fare con persone che hanno il deficit</text:p>
        </text:list-item>
      </text:list>
      <text:p text:style-name="P13"/>
      <text:p text:style-name="P5"/>
      <text:p text:style-name="P10">Analisi Etnografica</text:p>
      <text:p text:style-name="P5"/>
      <text:p text:style-name="P5">Segmentazione del target di utenza</text:p>
      <text:p text:style-name="P3"/>
      <text:p text:style-name="P3">Come già accennato nell’introduzione questa azienda ha come main target di utenza soggetti afflitti da problemi d’ udito, che sono abituati a convivere con questo problema e che cercano di migliorare le proprie condizioni. Dovendo adesso pensarla anche per persone che stanno iniziando a riscontrare problemi d’udito o semplicemente vuole fare test preventivi occorre tenere conto che la competenza di dominio può essere anche molto bassa</text:p>
      <text:p text:style-name="P3">Inoltre un` altro soggetto di granda importanza nell` applicazione sono i service, esperti che valutano i problemi di ogni singolo utente per poi consigliare la terapia/device adeguata.</text:p>
      <text:p text:style-name="P3"><text:s/>Considerando il main target e che questi problemi possono affiorare nel tempo, maggiormente in un età avanzata ma ciò non esclude la possibilità che si verifichino in soggetti giovani, si può considerare un utente <text:s/>di età compresa fra 25 e 60 anni con problemi o che stia utilizzando il software per informarsi per conto di terzi (c’è la possibilità che esso <text:soft-page-break/>sia un genitore di un figlio che ha bisogno di superare questo deficit) o che voglia collaborare , ossia vuole fornire un service.</text:p>
      <text:p text:style-name="P3"/>
      <text:p text:style-name="P3">Un soggetto molto giovane non ha il materiale e i requisiti per svolgere acquisti online, anche se ha le capacita` di navigare, ha comunque bisogno di un supporto di utente adulto.</text:p>
      <text:p text:style-name="P3"/>
      <text:p text:style-name="P3"/>
      <text:p text:style-name="P5">User Research: Task Analysis</text:p>
      <text:p text:style-name="P3"/>
      <text:p text:style-name="P3">Al fine di valutare con maggiore chiarezza lo stato attuale del sistema e i reali bisogni dell’utenza si è svolta una task analysis prendendo in considerazione sei diversi task: acquistare un prodotto, ricevere supporto, avere informazioni relative al dispositivo, registrazione nel gruppo, trovare una clinica o gruppi di supporto nella zona . </text:p>
      <text:p text:style-name="P3"/>
      <text:p text:style-name="P3">Si presuppone che l’utente tipo, descritto nella segmentazione, acceda all’app tramite una postazione desktop.</text:p>
      <text:p text:style-name="P3"/>
      <text:p text:style-name="P7">Acquisto di un prodotto: </text:p>
      <text:p text:style-name="P7"/>
      <text:list xml:id="list5643052050239462496" text:style-name="WWNum8">
        <text:list-item>
          <text:p text:style-name="P39"><text:s/>Aprire il browser installato sul dispositivo; </text:p>
        </text:list-item>
        <text:list-item>
          <text:p text:style-name="P47"><text:span text:style-name="T1">Collegarsi al sito </text:span><text:a xlink:type="simple" xlink:href="http://www.cochlear.com/wps/wcm/connect/it/home/store" text:style-name="Internet_20_link" text:visited-style-name="Visited_20_Internet_20_Link"><text:span text:style-name="T9">http://www.cochlear.com/wps/wcm/connect/it/home/store</text:span></text:a></text:p>
        </text:list-item>
        <text:list-item>
          <text:p text:style-name="P39">Crea un Account</text:p>
        </text:list-item>
      </text:list>
      <text:list xml:id="list2894044222460458726" text:style-name="WWNum1">
        <text:list-item>
          <text:p text:style-name="P51">seleziona la categoria di cui fai parte</text:p>
        </text:list-item>
        <text:list-item>
          <text:p text:style-name="P51">Inserisci i tuoi dati, email, password (rispettando le caratteristiche date)</text:p>
        </text:list-item>
      </text:list>
      <text:p text:style-name="P3">. <text:s text:c="3"/>4. <text:s/>Verifica l’ avvenuta registrazione nell’ email fornita</text:p>
      <text:p text:style-name="P3"><text:s text:c="5"/>5. <text:s/>Selezionare il prodotto </text:p>
      <text:p text:style-name="P3"><text:s text:c="5"/>6. <text:s/>Vai nella sezione carrello</text:p>
      <text:p text:style-name="P3"><text:s text:c="5"/>7. <text:s/>Seleziona <text:s/>Prosegui al Pagamento<text:tab/></text:p>
      <text:p text:style-name="P3"><text:s text:c="5"/>8. <text:s/>Compila i campi con i dati richiesti </text:p>
      <text:p text:style-name="P3"/>
      <text:p text:style-name="P7">Ricevere un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Supporto</text:p>
      <text:p text:style-name="P3"><text:s/>4. <text:s/>Scegli l’ opzione</text:p>
      <text:list xml:id="list1560902063816600029" text:style-name="WWNum4">
        <text:list-item>
          <text:p text:style-name="P40">Assistenza</text:p>
        </text:list-item>
        <text:list-item>
          <text:p text:style-name="P40">Rimborso e servizio sanitario</text:p>
        </text:list-item>
        <text:list-item>
          <text:p text:style-name="P40">Corsi</text:p>
        </text:list-item>
        <text:list-item>
          <text:p text:style-name="P40">Riabilitazione</text:p>
        </text:list-item>
        <text:list-item>
          <text:p text:style-name="P40">Assicura il Processore</text:p>
        </text:list-item>
        <text:list-item>
          <text:p text:style-name="P40">Cura e Manutezione</text:p>
        </text:list-item>
      </text:list>
      <text:p text:style-name="P3">5. <text:s/>Seleziona Maggiori Informazioni</text:p>
      <text:p text:style-name="P3"/>
      <text:p text:style-name="P7">Trovare una clinica:</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Entra nella Sezione Comunità</text:p>
      <text:p text:style-name="P3"><text:s/>4. Seleziona trova una clinica</text:p>
      <text:p text:style-name="P3"><text:soft-page-break/><text:s/>5. Maggiori Informazioni</text:p>
      <text:p text:style-name="P3"/>
      <text:p text:style-name="P7">Avere informazioni :</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noscere</text:p>
      <text:p text:style-name="P3"><text:s/>4. <text:s/>Scegli L’ Opzione</text:p>
      <text:p text:style-name="P3"><text:tab/>a. Ipocausia negli adulti</text:p>
      <text:p text:style-name="P3"><text:tab/>b. Ipocausia nei bambini</text:p>
      <text:p text:style-name="P3"><text:tab/>c. Ipocausia nei neonati</text:p>
      <text:p text:style-name="P3"><text:tab/>d. Udito e ipocausia</text:p>
      <text:p text:style-name="P3">5. <text:s/>Scegli tra le sotto opzioni</text:p>
      <text:list xml:id="list4662523189971722880" text:style-name="WWNum11">
        <text:list-item>
          <text:p text:style-name="P41">Sintomi</text:p>
        </text:list-item>
        <text:list-item>
          <text:p text:style-name="P41">Conseguenze</text:p>
        </text:list-item>
        <text:list-item>
          <text:p text:style-name="P41">Maggiori Informazioni</text:p>
        </text:list-item>
      </text:list>
      <text:p text:style-name="P3"/>
      <text:p text:style-name="P7">Registrazione nella Family:</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text:s/>6. <text:s/>Svolgi Registrazione</text:p>
      <text:p text:style-name="P3"/>
      <text:p text:style-name="P7">Visualizzare Gruppi di supporto:</text:p>
      <text:p text:style-name="P3"/>
      <text:p text:style-name="P3"><text:s/>1. <text:s/>Aprire il browser installato sul dispositivo; </text:p>
      <text:p text:style-name="P2"><text:span text:style-name="T1"><text:s/>2. <text:s/>Collegarsi al sito </text:span><text:a xlink:type="simple" xlink:href="http://www.cochlear.com/wps/wcm/connect/it/home/store" text:style-name="Internet_20_link" text:visited-style-name="Visited_20_Internet_20_Link"><text:span text:style-name="T9">http://www.cochlear.com/wps/wcm/connect/it/home/store</text:span></text:a></text:p>
      <text:p text:style-name="P3"><text:s/>3. <text:s/>Seleziona l’ Area Comunità</text:p>
      <text:p text:style-name="P3"><text:s/>4. <text:s/>Seleziona l’ opizione Cochelar Family</text:p>
      <text:p text:style-name="P3"><text:s/>5. <text:s/>Seleziona Maggiori Informazioni</text:p>
      <text:p text:style-name="P3"/>
      <text:p text:style-name="P3">Come si può notare per portare a compimento il task sono necessarie un numero rilevante di azioni non totalmente intuitive. Esse possono essere migliorate, considerando anche la rilevanza del task per l’utente.</text:p>
      <text:p text:style-name="P3"/>
      <text:p text:style-name="P3"/>
      <text:p text:style-name="P10">VALUTAZIONE SISTEMI ESISTENTI</text:p>
      <text:p text:style-name="P3"/>
      <text:p text:style-name="Standard">L’analisi della concorrenza è una componente essenziale della strategia aziendale, ma troppo spesso la maggior parte delle imprese non conduce questo tipo di analisi, accontentandosi di un’interpretazione “ad occhio” della situazione. Di conseguenza, la mancata scansione continua del mercato pone molte attività in una situazione di cecità o di miopia.</text:p>
      <text:p text:style-name="P3">In questo caso si è scelto vari competitor, tra cui una delle migliori aziende produttrici di hardware al mondo: la Simens. In particolare prediamo in considerazione una sua sottomarca che produce appunto apparecchi acustici per ipoudenti, la Signia, Prime Acoustic, <text:s/><text:span text:style-name="T14">Acoustical </text:span><text:soft-page-break/><text:span text:style-name="T14">Solutions, Gika Acoustic.</text:span></text:p>
      <text:p text:style-name="P8"/>
      <text:p text:style-name="P7">Signia</text:p>
      <text:p text:style-name="P7"/>
      <text:p text:style-name="P8">Si può notare fin da subito, nella Home Page, come l' organizzazione è molto chiara e pulita in particolar modo le informazioni superflue sono poche.</text:p>
      <text:p text:style-name="P8">A primo impatto altra sezione in granda evidenza è il test dell udito e il centro assistenza e la possibilità di entrare in contatto con un professionista spicca all' occhio in maniera efficiente permettendo all' utente di non dover svolgere ricerche nel sito cosi perdendosi.</text:p>
      <text:p text:style-name="P8">Inoltre hanno anche previsto di fornire le domande più frequenti cosi che se l'utente si trovi in quel caso specifico hanno già una risposta immediata.</text:p>
      <text:p text:style-name="P8">Una delle migliori caratteristiche di questa piattaforma è che permette un monitoraggio continuo dei progressi personali, la possibilità di contattare il vostro Audioprotesista tramite videochiamata.</text:p>
      <text:p text:style-name="P8">Per quanto riguarda lo shopping online, l' organizzazione può essere discutibile poiché viene presentata tramite menu e i prodotti non possono essere confrontati e non c' è la possibilità di acquisto diretto, benchè la pagina di dettaglio del prodotto è molto dettagliata chiara ed esaustiva.</text:p>
      <text:p text:style-name="P8">Infine tutte queste funzionalità sono presenti anche nell' applicazione offline, dando cosi alla piattaforma grandi doti di portabilità e di utilizzo</text:p>
      <text:p text:style-name="P7"/>
      <text:list xml:id="list36511911" text:continue-list="list2894044222460458726" text:style-name="WWNum1">
        <text:list-header>
          <text:p text:style-name="P60"/>
        </text:list-header>
      </text:list>
      <text:p text:style-name="P7">Prime acoustic</text:p>
      <text:p text:style-name="P3"/>
      <text:p text:style-name="P3">Questa app offre servizi similari a quelli offerti da mycochelar, concentrandosi principalmente a dare informative all’ utente finale.</text:p>
      <text:p text:style-name="P3">In particolar modo la grafica della piattaforma primeacoustic è molto vivace, con colori che attirano l’ attenzione e sembra essere ben strutturato.</text:p>
      <text:p text:style-name="P3">Tuttavia presenta ambiti poco chiari, ad esempio la registrazione non viene immediata e benchè presenti molti dettagli di un prodotto essi non sono direttamente acquistabili sulla piattaforma.</text:p>
      <text:p text:style-name="P3">Inoltre la grandezza del font varia a seconda della sezione, questo crea un carico cognitivo maggiore a seconda della sezione.</text:p>
      <text:p text:style-name="P3">Infine la particolarità di questo sito, è che gestisce il consulto o la soluzione del problema a seconda dell’ ambiente di interesse, che esso sia scolastico o lavoratico ecc.</text:p>
      <text:p text:style-name="P3"/>
      <text:p text:style-name="P7">Acoustical Solutions</text:p>
      <text:p text:style-name="P3"/>
      <text:p text:style-name="P3">La piattaforma Acoustical Solution da molto spazio all’ header dove sono ben evidenziati il form di registrazione/login e il numero verde.</text:p>
      <text:p text:style-name="P3">Nel menu di navigazione sono presenti le sezioni ambienti, i prodotti offerti, la possibilità di collaborare con loro e le informazioni relative alla loro impresa.</text:p>
      <text:p text:style-name="P3">e. Gli elementi sembrano seguire i principi di Gestalt e sono semplici, bene organizzati, di bell’aspetto e stabilmente posizionati nell’interfaccia. Anche le informazioni sono scritte in un con un carattere consono</text:p>
      <text:p text:style-name="P3"/>
      <text:p text:style-name="P7">Gika Acoustic</text:p>
      <text:p text:style-name="P3"/>
      <text:p text:style-name="P3">Nella piattaforma Gika Acoustic è stato scelto di adottare un header trasparente questa scelta non permette al meglio la concentrazione.</text:p>
      <text:p text:style-name="P3"><text:soft-page-break/>Inoltre sono usati effetti di sliding che possono risultare fastidiosi, tuttavia sembra facile riuscire a ottenere un consulto e un test.</text:p>
      <text:p text:style-name="P3">I prodotti vengono suddivisi a seconda dell’ ambito dell utilizzo.</text:p>
      <text:p text:style-name="P3"/>
      <text:p text:style-name="P10">Expert Usability Review</text:p>
      <text:p text:style-name="P3"/>
      <text:p text:style-name="P3">L’Expert Usability Review è un’analisi di un sistema senza l’ausilio degli utenti, basata su linee guida concordate.</text:p>
      <text:p text:style-name="P3"/>
      <text:p text:style-name="P5">Scelta e Adozione delle Linee Guida</text:p>
      <text:p text:style-name="P3"/>
      <text:p text:style-name="P3">Al fine di valutare gli aspetti più pertinenti dell’usabilità e della user experience si è deciso di seguire le euristiche di Nielsen e Molich integrandole con alcune di Weinshenk e Barker per gli aspetti più rilevanti. Inoltre sono state aggiunte linee guida supplementari, che si esulano dal contesto appena descritto, per poter mettere in risalto l’impatto generale ed emotivo che l’utente ha nell’utilizzare il sistema. In parole semplici dare la possibilità’ di valutare la: prima impressione.</text:p>
      <text:p text:style-name="P3"/>
      <text:p text:style-name="P5">Euristiche di Nielsen e Molich </text:p>
      <text:p text:style-name="P3"/>
      <text:p text:style-name="P7">1. Visibilità dello stato del sistema </text:p>
      <text:p text:style-name="P3">Il sistema dovrebbe sempre tenere informato l'utente su quel che succede, attraverso feedback appropriato fornito in tempi ragionevoli </text:p>
      <text:p text:style-name="P3"/>
      <text:p text:style-name="P7">2. Match tra il sistema e il mondo reale </text:p>
      <text:p text:style-name="P3">Il sistema dovrebbe parlare il linguaggio dell'utente, con parole, frasi e concetti familiari all'utente piuttosto che termini sistemistici. Deve seguire convenzioni del mondo reale, e far comparire le informazioni in un ordine naturale e logico. </text:p>
      <text:p text:style-name="P3"/>
      <text:p text:style-name="P3"><text:span text:style-name="T12">3. User control e libertà</text:span> </text:p>
      <text:p text:style-name="P3">Poiché l'utente spesso sceglie funzioni di sistema per errore, ha bisogno di "uscite di sicurezza" ben visibili per abbandonare lo stato non voluto senza dover passare per un dialogo complesso. Supportare undo e redo.</text:p>
      <text:p text:style-name="P3"/>
      <text:p text:style-name="P7"><text:s/>4. Coerenza e standard</text:p>
      <text:p text:style-name="P3"><text:s/>Gli utenti non dovrebbero chiedersi se parole, situazioni e azioni diverse hanno significati simili o producono azioni simili. Seguire le convenzioni della piattaforma. </text:p>
      <text:p text:style-name="P3"/>
      <text:p text:style-name="P7">5. Prevenzione degli errori </text:p>
      <text:p text:style-name="P3">Ancora meglio di un buon messaggio d'errore è una cura progettuale adeguata a prevenire che accadano gli errori. Eliminare le condizioni che portano ad errori o controllarne l'occorrenza e presentare all'utente una richiesta di conferma prima che si impegnino nell'azione corrispondente. </text:p>
      <text:p text:style-name="P3"/>
      <text:p text:style-name="P7">6. Recognition piuttosto che recall </text:p>
      <text:p text:style-name="P3">Minimizzare il carico di memoria dell'utente rendendo visibile oggetti, azioni ed opzioni dell'interfaccia. Gli utenti non dovrebbero essere costretti a ricordare informazioni da una parte all'altra del dialogo. Le istruzioni per l'uso del sistema dovrebbero essere visibili o facilmente recuperabili quando necessario. </text:p>
      <text:p text:style-name="P3"/>
      <text:p text:style-name="P7"><text:soft-page-break/>7. Flessibilità ed efficienza d’uso </text:p>
      <text:p text:style-name="P3">Acceleratori nascosti all'utente novizio possono velocizzare l'interazione degli utenti esperti in modo da favorire sia gli utenti senza e con esperienza. Permettere agli utenti di personalizzare le azioni frequenti. </text:p>
      <text:p text:style-name="P3"/>
      <text:p text:style-name="P7">8. Estetica e design minimalista </text:p>
      <text:p text:style-name="P3">I dialoghi non debbono contenere informazioni irrilevanti o raramente utilizzate. Ogni informazione aggiuntiva in un dialogo è in competizione con le informazioni rilevanti e ne diminuisce la visibilità relativa.</text:p>
      <text:p text:style-name="P3"/>
      <text:p text:style-name="P3"><text:s/><text:span text:style-name="T12">9. Aiutare gli utenti a riconoscere, diagnosticare, e recuperare gli errori </text:span></text:p>
      <text:p text:style-name="P3">I messaggi d'errore debbono essere espressi in linguaggio semplice (senza codici e tecnicismi), debbono indicare precisamente il problema e suggerire costruttivamente una soluzione. </text:p>
      <text:p text:style-name="P3"/>
      <text:p text:style-name="P7">10. Help e documentazione </text:p>
      <text:p text:style-name="P3">E' meglio quando il sistema può essere usato senza documentazione. Laddove sia necessario o opportuno fornirla, le informazioni debbono essere facili da cercare, focalizzate sui task dell'utente, elencare passi concreti da svolgere e non essere troppo lunghe da leggere. </text:p>
      <text:p text:style-name="P3"/>
      <text:p text:style-name="P7">Euristiche di Weinshenk e Barker </text:p>
      <text:p text:style-name="P3"/>
      <text:p text:style-name="P3"/>
      <text:p text:style-name="P7">11. Predicibilità </text:p>
      <text:p text:style-name="P3">L'interfaccia si presenterà in maniera per cui gli utenti potranno predire con accuratezza quel che succederà successivamente. </text:p>
      <text:p text:style-name="P3"/>
      <text:p text:style-name="P7">12. Appropriatezza culturale</text:p>
      <text:p text:style-name="P3"><text:s/>L'interfaccia sarà appropriata alle abitudini e aspettative sociali dell'utente. </text:p>
      <text:p text:style-name="P3"/>
      <text:p text:style-name="P7">13. Precisione </text:p>
      <text:p text:style-name="P3">L'interfaccia permetterà all'utente di portare a termine il task con esattezza. Linee guida supplementari </text:p>
      <text:p text:style-name="P3"/>
      <text:p text:style-name="P7">Linee Guida Supplementari</text:p>
      <text:p text:style-name="P3"/>
      <text:p text:style-name="P7">14. Apprendimento </text:p>
      <text:p text:style-name="P3">Il fatto che il sistema favorisca il suo apprendimento (ottenibile attraverso la forgiveness, la prevenzione e correzione degli errori). </text:p>
      <text:p text:style-name="P3"/>
      <text:p text:style-name="P7">15. Soddisfazione soggettiva</text:p>
      <text:p text:style-name="P3"><text:s/>​Il fatto che il sistema favorisca la soddisfazione soggettiva dell'utente (attraverso particolari accorgimenti grafici)</text:p>
      <text:p text:style-name="P3"/>
      <text:list xml:id="list36513763" text:continue-list="list3974889723396824357" text:style-name="WWNum2">
        <text:list-header>
          <text:p text:style-name="P61">16.Semplicità</text:p>
        </text:list-header>
      </text:list>
      <text:p text:style-name="P26">Aggiungere elementi di design non necessari (ad esempio elementi che non hanno scopi funzionali) sulla applicazione in questione renderà più difficile per i visitatori realizzare ciò che stanno cercando di realizzare.</text:p>
      <text:p text:style-name="List_20_Paragraph"/>
      <text:list xml:id="list36508881" text:continue-numbering="true" text:style-name="WWNum2">
        <text:list-header>
          <text:p text:style-name="P61">17.Gerarchia visiva - Gli elementi più importanti prima.</text:p>
        </text:list-header>
      </text:list>
      <text:p text:style-name="P26"><text:soft-page-break/>L'obiettivo è portare i visitatori a completare un'azione desiderata, ma in un modo che risulti naturale e piacevole. Regolando la posizione, il colore o la dimensione di determinati elementi, puoi strutturare il tuo sito in modo tale che i visitatori siano attratti da tali elementi per primi.</text:p>
      <text:p text:style-name="List_20_Paragraph"/>
      <text:list xml:id="list36529445" text:continue-numbering="true" text:style-name="WWNum2">
        <text:list-header>
          <text:p text:style-name="P61">18.Navigabilità</text:p>
        </text:list-header>
      </text:list>
      <text:p text:style-name="P26">Avere una navigazione intuitiva all’interno dell’applicativo è fondamentale per garantire che i visitatori possano trovare ciò che stanno cercando. Idealmente, un visitatore dovrebbe essere in grado di raggiungere il servizio in questione senza dover pensare troppo a quale potrebbe essere il percorso (la sequenza di click) corretto per trovarlo. Il passaggio dal punto A al punto B dovrebbe essere il più possibile indolore per l’utente.</text:p>
      <text:p text:style-name="P26">Ecco alcuni suggerimenti per ottimizzare la navigazione del tuo sito:</text:p>
      <text:list xml:id="list36508156" text:continue-list="list36511911" text:style-name="WWNum1">
        <text:list-header>
          <text:p text:style-name="P62">a. Mantenere la struttura della tua navigazione principale semplice (e vicino alla parte superiore della pagina).</text:p>
          <text:p text:style-name="P62">b. Includere la navigazione nel piè di pagina dell’applicativo web.</text:p>
          <text:p text:style-name="P62">c. Utilizzare le Breadcrumbs in ogni pagina (ad eccezione della homepage) in modo che le persone siano a conoscenza del loro percorso di navigazione.</text:p>
          <text:p text:style-name="P62">d. Includere una casella di ricerca nella parte superiore dell’applicativo in modo che i visitatori possano effettuare ricerche per parole chiave.</text:p>
          <text:p text:style-name="P62">e. Non offrire troppe opzioni di navigazione su una pagina.</text:p>
          <text:p text:style-name="P62">f. Non scavare troppo in profondità. Nella maggior parte dei casi, è meglio mantenere la navigazione a non più di tre livelli.</text:p>
        </text:list-header>
      </text:list>
      <text:p text:style-name="List_20_Paragraph"/>
      <text:list xml:id="list36522097" text:continue-list="list36529445" text:style-name="WWNum2">
        <text:list-header>
          <text:p text:style-name="P61">19.Consistenza</text:p>
        </text:list-header>
      </text:list>
      <text:p text:style-name="P26">Oltre a mantenere la navigazione dell’applicativo coerente, l'aspetto generale dovrebbe essere coerente in tutte le pagine. Sfondi, combinazioni di colori, caratteri tipografici e persino il tono della scrittura sono tutte aree in cui la coerenza può avere un impatto positivo sull'usabilità e sulla UX.</text:p>
      <text:p text:style-name="P26">Ciò non significa, tuttavia, che ogni pagina debba avere lo stesso layout esatto. Invece, si dovrebbe creare layout diversi per tipi specifici di pagine (ad esempio, un layout per pagine di destinazione, un layout per pagine informative, ecc.). Utilizzando questi layout in modo coerente, renderà più facile per i visitatori capire quale tipo di informazioni che è probabile trovare in una determinata pagina.</text:p>
      <text:p text:style-name="List_20_Paragraph"/>
      <text:list xml:id="list36530907" text:continue-numbering="true" text:style-name="WWNum2">
        <text:list-header>
          <text:p text:style-name="P63">20.Accessibilità</text:p>
        </text:list-header>
      </text:list>
      <text:p text:style-name="P26">Ad alto livello, questo significa investire in una struttura di un sito web che è altamente flessibile, come la progettazione responsive. Con un sito responsive, il contenuto viene automaticamente ridimensionato e rimescolato per adattarsi alle dimensioni di qualsiasi dispositivo che un visitatore stia utilizzando.</text:p>
      <text:p text:style-name="List_20_Paragraph"/>
      <text:list xml:id="list36502574" text:continue-numbering="true" text:style-name="WWNum2">
        <text:list-header>
          <text:p text:style-name="P61">21.Convenzionalità</text:p>
        </text:list-header>
      </text:list>
      <text:p text:style-name="P26">Ci sono alcune convenzioni sul web design che, nel corso degli anni, gli utenti di Internet hanno acquisito con sempre maggior familiarità. Tali convenzioni includono:</text:p>
      <text:p text:style-name="List_20_Paragraph"/>
      <text:list xml:id="list36520109" text:continue-list="list36508156" text:style-name="WWNum1">
        <text:list-header>
          <text:p text:style-name="P62">a. Avere la navigazione principale essere in alto (o sul lato sinistro) di una pagina</text:p>
          <text:p text:style-name="P62">b. Avere un logo in alto a sinistra (o al centro) di una pagina</text:p>
          <text:p text:style-name="P62">c. Avere quel logo essere cliccabile in modo da riportare sempre un visitatore alla homepage</text:p>
          <text:p text:style-name="P62">d <text:s/>Avere collegamenti cambia colore / aspetto quando si passa sopra di loro</text:p>
          <text:p text:style-name="P59"/>
        </text:list-header>
      </text:list>
      <text:p text:style-name="Standard"/>
      <text:list xml:id="list36512571" text:continue-list="list36502574" text:style-name="WWNum2">
        <text:list-header>
          <text:p text:style-name="P61">22. Credibilità</text:p>
        </text:list-header>
      </text:list>
      <text:p text:style-name="P26"><text:soft-page-break/>In definitiva, l'utilizzo di convenzioni di web design - elementi di design e strategie con cui i visitatori hanno già familiarità - può contribuire a dare maggiore credibilità ad un sito. E se ti stai sforzando di costruire un sito che offra la migliore esperienza utente possibile, la credibilità può fare molto.</text:p>
      <text:p text:style-name="P26">Uno dei modi migliori per migliorare la credibilità di un sito Web è essere chiari e onesti riguardo al prodotto / servizio che si sta offrendo. Non bisogna fare in modo che i visitatori debbano scavare attraverso dozzine di pagine per scoprire cosa il sito fa effettivamente. </text:p>
      <text:p text:style-name="List_20_Paragraph"/>
      <text:list xml:id="list36527908" text:continue-numbering="true" text:style-name="WWNum2">
        <text:list-header>
          <text:p text:style-name="P61">23. Centralità dell'utente</text:p>
        </text:list-header>
      </text:list>
      <text:p text:style-name="P65">Utente al centro del sistema. Tutto deve essere progettato nell’ottica che egli possa utilizzare il minor sforzo possibile per raggiungere il proprio obiettivo.</text:p>
      <text:p text:style-name="P3"/>
      <text:p text:style-name="P3"/>
      <text:p text:style-name="P3"/>
      <text:p text:style-name="P10">Prima esplorazione del sistema</text:p>
      <text:p text:style-name="P3"/>
      <text:p text:style-name="P3"/>
      <text:p text:style-name="P3">Dalla prima esplorazione risulta non essere abbastanza chiaro il sistema come è stato organizzato strutturalmente. Da una visione approssimativa e secondo quella che è la pagina di presentazione dell’app, quest’ultima sembra essere divisa in due macrogruppi:</text:p>
      <text:p text:style-name="P3"/>
      <text:p text:style-name="P3">● Professionisti nel campo uditivo</text:p>
      <text:p text:style-name="P3">● Persone con problemi uditi</text:p>
      <text:p text:style-name="P3"/>
      <text:p text:style-name="P3">Il che risulta anche essere possibile. Infatti sembra logico secondo i canoni di molti sistemi, pensare che esista una parte di amministrazione del sistema generale e una che è focalizzata prevalentemente sul suo effettivo utilizzo. Tuttavia approfondendo l’esplorazione sono emerse alcune peculiarità che hanno di fatto del tutto ribaltato questa visione.</text:p>
      <text:p text:style-name="P3">In particolar modo, l' area utente è poco chiara, poiché presenta i contenuti in maniera molto statica e per effettuare la registrazione vera e propria bisogna avere un dispositivo da loro venduto, cosi rendendo limitante l' accesso ai primi utilizzatori e nuovi a questo mondo.</text:p>
      <text:p text:style-name="P3">Per quanto riguarda l' area service, la registrazione non è immediata, l' accesso in alto a destra è poco visibile e rallentando cosi il professionista nuovo sul sito, portando possibili malumori.</text:p>
      <text:p text:style-name="P3">La gestione delle informazioni, in ambe due dei casi, sono accumulate in unica pagina rendendo cosi difficile trovare il dettaglio o l' informazione specifica richiesta.</text:p>
      <text:p text:style-name="P3">Per quanto riguarda lo store, ossia l' acquisto online, nella fase di registrazione il cliente viene distinto in più categorie (Ospite, Familiare, Utilizzatore), fornendo servizi diversi per ognuno di essi, ma c'è la possibilità che io sia nuovo in questo mondo o che la mia categoria con il passare del tempo sia cambiata, esempio da semplice Ospite ho bisogno di un dispositivo e quindi diventare Utilizzatore, ma questo meccanismo non è chiaro sulla piattaforma.</text:p>
      <text:p text:style-name="P3">Infine le la maggior parte dei link e finestre non utilizzano meccanismi One-Click, questo meccanismo porta a rendere monotona e stancante la ricerca di informazioni, in particolar modo anche nei moduli di registrazione sono presenti doppi link da cliccare.</text:p>
      <text:p text:style-name="P3">In breve da una prima esplorazione risulta che:</text:p>
      <text:list xml:id="list36529565" text:continue-list="list36520109" text:style-name="WWNum1">
        <text:list-header>
          <text:p text:style-name="P54">a. Sito indirizzato più ai servirce.</text:p>
          <text:p text:style-name="P54">b. Aree difficili da trovare e meccanismi di contato non “One-Click”</text:p>
          <text:p text:style-name="P54">c. Store inutilizzabile se non registrati, no consultazione</text:p>
        </text:list-header>
      </text:list>
      <text:p text:style-name="P19">d. <text:span text:style-name="Car._20_predefinito_20_paragrafo"><text:span text:style-name="T13">Creazione account molto macchinosa in quanto richiede numeri di pratica</text:span></text:span></text:p>
      <text:list xml:id="list36517070" text:continue-numbering="true" text:style-name="WWNum1">
        <text:list-header>
          <text:p text:style-name="P54">e. Tante informazioni in una pagina. Per ottenere ciò che si cerca sembra bisogni sempre <text:soft-page-break/>inviare una email</text:p>
          <text:p text:style-name="P56"><text:span text:style-name="T10">f. Doppi link da cliccare </text:span><text:a xlink:type="simple" xlink:href="http://www.cochlear.com/wps/wcm/connect/it/for-professionals/about-site-for-professionals" text:style-name="Internet_20_link" text:visited-style-name="Visited_20_Internet_20_Link"><text:span text:style-name="T8">http://www.cochlear.com/wps/wcm/connect/it/for-professionals/about-site-for-professionals</text:span></text:a><text:span text:style-name="T10"> -&gt; Modulo di Registrazione</text:span></text:p>
        </text:list-header>
      </text:list>
      <text:p text:style-name="P11"/>
      <text:p text:style-name="P11"/>
      <text:p text:style-name="P10">Visione Singola</text:p>
      <text:p text:style-name="P5"/>
      <text:p text:style-name="P3">La home presenta un header che riporta alle sezioni: </text:p>
      <text:list xml:id="list3394059590953860084" text:style-name="WWNum6">
        <text:list-item>
          <text:p text:style-name="P42">conoscere</text:p>
        </text:list-item>
        <text:list-item>
          <text:p text:style-name="P42">comunita</text:p>
        </text:list-item>
        <text:list-item>
          <text:p text:style-name="P42">supporto</text:p>
        </text:list-item>
        <text:list-item>
          <text:p text:style-name="P42">online store</text:p>
          <text:p text:style-name="P42"/>
        </text:list-item>
      </text:list>
      <text:p text:style-name="P3">Nella seconda sezione della home ci sono slide che ti reinderizzano alle varie sezioni d’ interesse.</text:p>
      <text:p text:style-name="P3">Nel banner in basso sono presenti le sezioni con le loro sottosezioni specificate rendendo cosi il contenuto ridondante e facile da utilizzare.</text:p>
      <text:p text:style-name="P3">Nella parte finale sono presenti le informazioni economiche relative alla società.</text:p>
      <text:p text:style-name="P3">Nella pagina conoscere sono presenti tre sezioni principali relativi alla conoscenza della ipocanausia a seconda della tipologia del soggetto: adulto, bambino, neonato, in ogni caso per ottenere informazioni bisogna fare il click sulla sezione per poi selezionare maggiore informazioni, che ti reindirizzera alla pagina informativa, in questa pagina non è presente un link alla pagina precendente benche sia sempre presente il solito menu di navigazione.</text:p>
      <text:p text:style-name="P3">Nella pagina comunita sono presente tre sezioni la CochelarFamily, trova una clinica, gruppi di supporto, anche qui per entrare nella sezione specifica ce bisogno del doppio click, nel caso trova una clinica si attivera una mappa con localizzazione sfallata, gruppi di supporto presenta una lista di cliniche, nell’ ultima sezione family ce il form di registrazione, anche se essa è riservata ai parenti di portatori supporti o portatori di supporti(la navigazione non è buona potrebbe essere aggiunte le modali)</text:p>
      <text:p text:style-name="P3">Nella pagina supporto sono presenti le seguenti sezioni:assistenza, rimborso e servizio sanitario, corsi, riabilitazione, assicura il processore, cura e manutezione.</text:p>
      <text:p text:style-name="P3">Anche qui per attivare ogni sezione ce bisogno di un doppio click, nella sezione assistenza ce la divisione in maggiori informazioni e centri di assistenza, nelle maggiori informazioni vi è i numeri, mentre nei centro di assistenza non ci sono gli elenchi ma la possibilita di scaricarli.</text:p>
      <text:p text:style-name="P3">Nella sezione rimborso e servizio sanitario, ci sono solo informazioni, che a mio avviso risultano carenti e la possibilità di scaricare una guida.</text:p>
      <text:p text:style-name="P3">Nella sezione corsi ci sono la lista dei corsi avvenuti e alcune informazioni ad esse inerenti del tipo, essi sono liberi e gratutiti, ma non ho informazioni sui prossimi eventi.</text:p>
      <text:p text:style-name="P3">Nella sezione riabilitazione troviamo: Home Trainining Uditivo, Sound Foundation For Babies, Small Talk, primi suoni.</text:p>
      <text:p text:style-name="P3">Nell’ Home training ce la possibilità di scaricare file per test uditivi, non so come essi possano essere valutati e come possa un ipoudente possa sentirsi nello scaricare e poi valutare il test, nello specifico i test sono suddivisi per adulti e bambini.</text:p>
      <text:p text:style-name="P3">Nella sezione Sound Foundation for Babies ci sono esercizi settimanali scaricabili e quindi non interattivi, e un elenco delle persone che hanno contribuito.</text:p>
      <text:p text:style-name="P3">Il pacchetto SmallTalk è stato ideato appositamente per le famiglie di quei bambini ai quali è stato diagnosticato un problema di udito nei primi mesi di vita, probabilmente attraverso lo screening uditivo universale neonatale, a mio avviso un libretto, un dvd non porta a rassicurare le persone poiche mancano informazioni tangibili in maniera immediata.</text:p>
      <text:p text:style-name="P3">Il pacchetto SmallTalk è stato ideato appositamente per le famiglie di quei bambini ai quali è <text:soft-page-break/>stato diagnosticato un problema di udito nei primi mesi di vita probabilmente attraverso lo screening uditivo universale neonatale, anche qui presente un download e non un service online.</text:p>
      <text:p text:style-name="P3">Nella sezione Online Store ci sono i meccanismi per la registrazione che ti reinderizza al form o all’ accesso in caso di avere un account, anche in questo caso si va in un altra pagina.</text:p>
      <text:p text:style-name="P3"/>
      <text:p text:style-name="P3"/>
      <text:p text:style-name="P10">Visione Professionale</text:p>
      <text:p text:style-name="P3"/>
      <text:p text:style-name="P3">Acquisto di un prodotto è una delle task principali che l’ utente vorrà svorlgere una volta entrato nella piattaforma, per far cio ce bisogno di entrare nella sezione Online Store e creare un account.</text:p>
      <text:p text:style-name="P3">Il primo step nella creazione dell’ account è scegliere la categoria a cui si fa parte, che si suddivide in familiare/tutore, utilizzatore, ospite, a prima impressione a seconda della scelta qui fatta si avrà una lista di prodotti diversa quindi a vantaggio di alcuni e svantaggio di altri.</text:p>
      <text:p text:style-name="P3">Fatta la prima scelta Nella pagina successiva ci sono tre step: le tue informazioni che consiste nell’ inserimento dei dati anagrafici, la sezione dettagli d’ accesso informazioni relative a password e email da utilizzare, infine la verifica che consiste nel verificare il proprio account tramite la ricezione di un email.</text:p>
      <text:p text:style-name="P3">Svolta la registrazione, si è finalmente nello store, anche esso esterno alla piattaforma, qui non è presente una barra di ricerca, gli oggetti non hanno una didascalia dettagliata e informativa del prodotto, una volta selezionato e volendo svolgere il pagamento, si dovranno inserire una gran mole di informazioni.</text:p>
      <text:p text:style-name="P3">Ricevere un supporto puo essere un altro desiderio dell’ utente, in questo caso di andrà nella sezione supporto, in particolar modo si suddividono la tipologie di supporti in: corsi, riabilitazione, assicura il processore, ecc.</text:p>
      <text:p text:style-name="P3">A prima impressione non ce un metodo in cui un operatore possa interloquire attraverso la piattaforma con il cliente ma solo informazioni di un iter che l’ utente deve svolgere per entrare in contatto attraverso telefono o mail con un operatore.</text:p>
      <text:p text:style-name="P3">Trovare una clinica: per svolgere questa task è necessario entrare nella sezione comunità, questo può risultare ambiguo, poiche ce la sezione supporto, una volta qui attraverso doppio click si puo entrare nella sezione trova una clinica.</text:p>
      <text:p text:style-name="P3">Nel dettaglio in trova una clinica ce una mappa google, con una leggenda e due campi di inserimento, la localizzazione non è automatica è ben fatta, ma va settata manualmente, in oltre ce anche la possibilita di selezionare la clinica di nostro interesse.</text:p>
      <text:p text:style-name="P3">Registrazione nella Family per la registrazione nella family è molto limitata, in particolar modo è permesso solo a parenti e tutori di portatori di impianti acustici o portatori diretti, questo mi sembra in opportuno e potrebbe risultare insoddisfacente per chi sta cercando di combattere la paura e cercare un gruppo/famiglia che lo faccia sentire normale.</text:p>
      <text:p text:style-name="P3">Per avere informazioni è possibile entrare nella sezione domande frequenti ma esso è un po scomodo, o si va nella tendina di supporto o si trova nella destra della sezione indicata. </text:p>
      <text:p text:style-name="P3">Una volta entrati ci sono domande relative ai prodotti, ma non ai primi approcci, inoltre non vedo form di inserimento domande, probabilmente esse sono domande standard messe li a capocchia.</text:p>
      <text:p text:style-name="P5"/>
      <text:p text:style-name="P10">Analisi Diretta</text:p>
      <text:p text:style-name="P3"/>
      <text:p text:style-name="P3">I problemi riscontrati, pagina per pagina, sono stati menzionati in ordine di gravità’. Prima di ogni singola pagina, sono elencati i problemi che si riscontrano in maniera generale. </text:p>
      <text:p text:style-name="P3"><text:soft-page-break/></text:p>
      <text:p text:style-name="P2"><text:span text:style-name="T1">● 4. </text:span><text:span text:style-name="T2">Coerenza e standard</text:span><text:span text:style-name="T1">​: </text:span></text:p>
      <text:p text:style-name="P3">cliccando sul logo e sul motto della azienda si svolge la stessa azione ovvero quella di riportare alla Home. Stesso discorso si ha quando un utente è in una qualsiasi pagina, escluse lo store online o nella registrazione dello store e anche in domande frequenti non è piu possibile essere rindirizzati alla home, l’ accesso per i professionisti non è ben visibile.</text:p>
      <text:p text:style-name="P3"/>
      <text:p text:style-name="P7">Homepage </text:p>
      <text:p text:style-name="P3"/>
      <text:p text:style-name="P2"><text:span text:style-name="T1">● 11.</text:span><text:span text:style-name="T2"> Predicibilità​</text:span><text:span text:style-name="T1">: </text:span></text:p>
      <text:p text:style-name="P3">Non è intuitivo prevedere le varie opzioni nell’ header, specialmente con lo sliding delle immagini non permette una buona concentrazione,</text:p>
      <text:p text:style-name="P3">specialmente nella parte alta delle immagini ce la voce carattere di cui non è ben chiaro il significato </text:p>
      <text:p text:style-name="P3"/>
      <text:p text:style-name="P7">Domande Frequenti</text:p>
      <text:p text:style-name="P3"/>
      <text:p text:style-name="P2"><text:span text:style-name="T1">● 15. </text:span><text:span text:style-name="T2">Soddisfazione soggettiva</text:span><text:span text:style-name="T1">:</text:span></text:p>
      <text:p text:style-name="P3"><text:s/>L’ interattività non è immediata, specialmente nella sezione delle domande frequenti questo porta a tempi di attesa e frustrazione, la gestione degli spazi è molto attenta ma la grafica non è accattivante, navigazione bloccata</text:p>
      <text:p text:style-name="P3"/>
      <text:p text:style-name="P7">Comunità</text:p>
      <text:p text:style-name="P7"/>
      <text:p text:style-name="P7">● 4. Coerenza e standard:</text:p>
      <text:p text:style-name="P8">Le informazioni sono presentate in maniera confusa e non pertinente, in particolar modo sono tutte unite e funziona con lo sliding, nella parte alta in ricerca di maggiori informazioni ti rimanda in un altra sezione di registrazione</text:p>
      <text:p text:style-name="P7"/>
      <text:p text:style-name="P7">Conoscere</text:p>
      <text:p text:style-name="P7"/>
      <text:p text:style-name="P7">● 8. Estetica e design minimalista </text:p>
      <text:p text:style-name="P8">In questa sezione, mi sarei aspettato un design accattivante, con info presentati in maniera rapida e interattiva, ma cosi non è, lo stile è standard e le informazioni confuse</text:p>
      <text:p text:style-name="P7"/>
      <text:p text:style-name="P7">Supporto-Assistenza</text:p>
      <text:p text:style-name="P7"/>
      <text:p text:style-name="P7">●6. Recognition piuttosto che recall </text:p>
      <text:p text:style-name="P8">Le informazioni sono sparse un po ovunque, cosi l'utente tende a perdersi e a dover caricare la propria memoria per rintracciare le info d' interesse</text:p>
      <text:p text:style-name="P7"/>
      <text:p text:style-name="P7">Online Store</text:p>
      <text:p text:style-name="P7"/>
      <text:p text:style-name="P7">●7. Flessibilità ed efficienza d’uso </text:p>
      <text:p text:style-name="P8">Il sistema non risulta flessibile poiché entrando in questa sezione si esce dalla pagina principale, cosi rendendo scomodo l utilizzo sui smartphone</text:p>
      <text:p text:style-name="P7"/>
      <text:p text:style-name="P7">Ricerca nel sito </text:p>
      <text:p text:style-name="P7"/>
      <text:p text:style-name="P7">●5. Prevenzione degli errori </text:p>
      <text:p text:style-name="P8"><text:soft-page-break/>Svolgendo la ricerca sul sito, se si prova a svolgere la ricerca ad esempio vevice, da errore, ma non va a consigliare l' utente sulla possibile parola corretta</text:p>
      <text:p text:style-name="P7"/>
      <text:p text:style-name="P7"/>
      <text:p text:style-name="P7">Cochlear Family</text:p>
      <text:p text:style-name="P7"/>
      <text:p text:style-name="P7">●1. Visibilità dello stato del sistema </text:p>
      <text:p text:style-name="P8">Nel form di registrazione il sito tiene traccia passo passo i vari step dell' azione, in particolar modo viene informazioni personali, informazioni processore, invia la richiesta</text:p>
      <text:p text:style-name="P7"/>
      <text:p text:style-name="P7">15. Soddisfazione soggettiva</text:p>
      <text:p text:style-name="P8">La registrazione è limitata ai possessori di un device cochlear, esso può portare a una limitazione e un esclusione di persone che si sentiranno a disagio, poiché anche essi hanno il medesimo problema ma non possono far parte della “famiglia”</text:p>
      <text:p text:style-name="P8"/>
      <text:p text:style-name="P7">Trova una Clinica</text:p>
      <text:p text:style-name="P7"/>
      <text:p text:style-name="P7">● 13. Precisione </text:p>
      <text:p text:style-name="P8">In questa sezione viene presentata una mappa, in questo caso, l' applicazione è precisa, fornendo i vari form d' inserimento dati automatizzato con la geolocalizzazione sulla città e nell' inserimento è presente il consiglio e sulla destra una lista di cliniche</text:p>
      <text:p text:style-name="P8"/>
      <text:p text:style-name="P7">● 3. User control e libertà </text:p>
      <text:p text:style-name="P8">L' utente è libero di scegliere la locazione d' interesse, ha la possibilità di stampare la mappa e di cambiare schermata liberamente, anche se cosi perdendo i dati ricercati </text:p>
      <text:p text:style-name="P7"/>
      <text:p text:style-name="P7">Crea un Account</text:p>
      <text:p text:style-name="P7"/>
      <text:p text:style-name="P7">● 15. Soddisfazione soggettiva:</text:p>
      <text:p text:style-name="P8">In questa sezione si continua a fare differenze tra i possibili clienti, fornendo servizi limitati ad alcune categorie di persone, cosi portando discriminazione e possibile frustrazione</text:p>
      <text:p text:style-name="P8"/>
      <text:p text:style-name="P7">● 11. Predicibilità:</text:p>
      <text:p text:style-name="P8">Essendoci la divisione delle categorie (la documentazione o guida è assente) non è prevedibile come cambiare categorie </text:p>
      <text:p text:style-name="P7"/>
      <text:p text:style-name="P7">Assistenza</text:p>
      <text:p text:style-name="P7"/>
      <text:p text:style-name="P7">●8. Estetica e design minimalista </text:p>
      <text:p text:style-name="P8">Non c'è una fase di assistenza online, ma le informazioni sono presentate in maniera chiara e inlinea con gli standard</text:p>
      <text:p text:style-name="P7"/>
      <text:p text:style-name="P7">Rimborsi</text:p>
      <text:p text:style-name="P7"/>
      <text:p text:style-name="P7">● 4. Coerenza e standard</text:p>
      <text:p text:style-name="P8">Nella sezione non vi è nessuna spiegazione o linee guida ma esclusivamente un download di una guida, che potrebbe compromettere la flessibilità sui device mobili.</text:p>
      <text:p text:style-name="P7"/>
      <text:p text:style-name="P7">Corsi</text:p>
      <text:p text:style-name="P7"/>
      <text:p text:style-name="P7"><text:soft-page-break/>● 4. Coerenza e standard</text:p>
      <text:p text:style-name="P8">Nella sezione non vi è nessuna spiegazione o linee guida per chi è aperto il corso o a cosa serve, inoltre ce un logo forviante, sono illustrati i corsi gia svolti ma non i corsi prossimi.</text:p>
      <text:p text:style-name="P8"/>
      <text:p text:style-name="P7">Riabilitazione</text:p>
      <text:p text:style-name="P7"/>
      <text:p text:style-name="P7">●12. Appropriatezza culturale</text:p>
      <text:p text:style-name="P8">L' interfaccia si presenta in maniera confusa e con doppio click</text:p>
      <text:p text:style-name="P3"/>
      <text:p text:style-name="P3"/>
      <text:p text:style-name="P12"><text:span text:style-name="T5">Analisi inversa</text:span><text:span text:style-name="T6"> </text:span></text:p>
      <text:p text:style-name="P3"/>
      <text:p text:style-name="P2"><text:span text:style-name="T1">1. </text:span><text:span text:style-name="T2">Visibilità dello stato del sistema</text:span><text:span text:style-name="T1">: </text:span></text:p>
      <text:p text:style-name="P3">Nella piattaforma non ce una vera e propria registrazione, la navigazione risulta molto piatta e priva di feedback in ogni sezione in cui ci troviamo, specialmente nella sezione cerca una clinica, la mappa è sfasata, con localizzazione sbagliata e non chiede direttamente informazioni all utente</text:p>
      <text:p text:style-name="P3"/>
      <text:p text:style-name="P2"><text:span text:style-name="T1"><text:s/>2. </text:span><text:span text:style-name="T2">Mach tra il sistema e il mondo reale</text:span><text:span text:style-name="T1">: </text:span></text:p>
      <text:p text:style-name="P3">Non essendoci il login, non ce personalizzazione e identificazione dell’ individuo, inoltre nella sezione domande frequenti gli spazi non sono ben gestiti come consono nel mondo reale</text:p>
      <text:p text:style-name="P3"/>
      <text:p text:style-name="P2"><text:span text:style-name="T1">3. </text:span><text:span text:style-name="T2">User control e libertà:</text:span></text:p>
      <text:p text:style-name="P3"><text:s/>a. Nella sezione “ChoclerFamily” non viene data l’ opzione ospite o persona priva di dispositivo </text:p>
      <text:p text:style-name="P3"/>
      <text:p text:style-name="P2"><text:span text:style-name="T1">4. </text:span><text:span text:style-name="T2">Coerenza e standard</text:span><text:span text:style-name="T1">:​ </text:span></text:p>
      <text:p text:style-name="P3">In genere lo standard viene rispettato, ma nella sezione domande frequenti manda a fanculo tutto, sia gli spazi sia la navigazione, per quanto riguarda la navigazione anche nello shop online è un problema.</text:p>
      <text:p text:style-name="P3"/>
      <text:p text:style-name="P2"><text:span text:style-name="T1">5. </text:span><text:span text:style-name="T2">Prevenzione degli errori: </text:span></text:p>
      <text:p text:style-name="P3">Questa linea guida viene rispecchiata dal sistema in tutti i suoi task, benchè la piattaforma priva di login aperto a tutti risulta molto statico.</text:p>
      <text:p text:style-name="P3"/>
      <text:p text:style-name="P2"><text:span text:style-name="T1"><text:s/>6. </text:span><text:span text:style-name="T2">Recognition piuttosto che recall</text:span><text:span text:style-name="T1">: </text:span></text:p>
      <text:p text:style-name="P3">Questa linea guida non viene rispecchiata, ma è già stata identificata durante l’analisi diretta. </text:p>
      <text:p text:style-name="P3"/>
      <text:p text:style-name="P2"><text:span text:style-name="T3">7.</text:span><text:span text:style-name="T1"> </text:span><text:span text:style-name="T2">Flessibilità ed efficienza d’uso</text:span><text:span text:style-name="T1">:​ </text:span></text:p>
      <text:p text:style-name="P3">Questa linea guida viene rispecchiata dal sistema in tutti i suoi task. </text:p>
      <text:p text:style-name="P3"/>
      <text:p text:style-name="P2"><text:span text:style-name="T3">8.</text:span><text:span text:style-name="T1"> </text:span><text:span text:style-name="T2">Estetica e design minimalista</text:span><text:span text:style-name="T1">​: </text:span></text:p>
      <text:p text:style-name="P3">a. Nella sezione “Gruppi di supporto” il font varia, rendendo cosi le informazioni non facilmente fruibili all’ utente.</text:p>
      <text:p text:style-name="P3">b. Nella sezione “Domande Frequenti” gli spazi non vengono rispettati e tutto sembra sovrapporsi</text:p>
      <text:p text:style-name="P3"/>
      <text:p text:style-name="P2"><text:span text:style-name="T3"><text:s/>9.</text:span><text:span text:style-name="T1"> </text:span><text:span text:style-name="T2">Aiutare gli utenti a riconoscere, diagnosticare, e recuperare gli errori: </text:span></text:p>
      <text:p text:style-name="P3">Questa linea guida viene rispecchiata dal sistema in tutti i suoi task.</text:p>
      <text:p text:style-name="P3"/>
      <text:p text:style-name="P5"><text:soft-page-break/>10. Help e documentazione: </text:p>
      <text:p text:style-name="P3">Oltre alla fornitura d’ informazioni basilari, non c’è uno strumento di help, rendendo cosi poco utilizzabile la piattaforma per i meno esperti, linea guida completamente mancante</text:p>
      <text:p text:style-name="P3"/>
      <text:p text:style-name="P2"><text:span text:style-name="T2">11. Predicibilità</text:span><text:span text:style-name="T1">: </text:span></text:p>
      <text:p text:style-name="P3">Non sono emersi punti in cui questa linea guida non viene rispettata oltre a quelli già identificati durante l’analisi diretta. </text:p>
      <text:p text:style-name="P3"/>
      <text:p text:style-name="P2"><text:span text:style-name="T2">12. Appropriatezza culturale</text:span><text:span text:style-name="T1">: </text:span></text:p>
      <text:p text:style-name="P3">Non sono emersi punti in cui questa linea guida non viene rispettata. </text:p>
      <text:p text:style-name="P3"/>
      <text:p text:style-name="P2"><text:span text:style-name="T3">13.</text:span><text:span text:style-name="T1"> </text:span><text:span text:style-name="T2">Precisione</text:span><text:span text:style-name="T1">​: </text:span></text:p>
      <text:p text:style-name="P3">Ogni sezione fornisce delle informazioni base accurate, ma non con la dovuta precisione e dettagliatezza. </text:p>
      <text:p text:style-name="P3"/>
      <text:p text:style-name="P2"><text:span text:style-name="T2">14. Apprendimento</text:span><text:span text:style-name="T1">​: </text:span></text:p>
      <text:p text:style-name="P3">La struttura dell’applicazione non è gerarchicamente ben organizzata e quindi poco intuibile. Per questo motivo vi e’ difficoltà nell’apprendimento. Questa situazione viene riscontrata in generale in tutte le sezioni dell’app. </text:p>
      <text:p text:style-name="P3"/>
      <text:p text:style-name="P2"><text:span text:style-name="T3">15.</text:span><text:span text:style-name="T2"> Soddisfazione soggettiva</text:span><text:span text:style-name="T1">:</text:span></text:p>
      <text:p text:style-name="P3">​ Non sembra essere immediato l’ interlocuzione con un operatore, non ce una possibilita di personalizzazione di informazioni e un area propria da gestire, l’ acquisto non è propriamente immediate, questo crea bassa soddisfazione.</text:p>
      <text:p text:style-name="P3"/>
      <text:list xml:id="list36514790" text:continue-list="list36527908" text:style-name="WWNum2">
        <text:list-header>
          <text:p text:style-name="P61">16.Semplicità</text:p>
        </text:list-header>
      </text:list>
      <text:p text:style-name="P25">Il sito si presenta con colori sgarginati e le informazioni vengono mostrate tutte allo stesso modo non evidenziando le informazioni maggiori, quindi la piattaforma è minimalista ma non in maniera ottimale</text:p>
      <text:p text:style-name="P25"/>
      <text:list xml:id="list36516712" text:continue-numbering="true" text:style-name="WWNum2">
        <text:list-header>
          <text:p text:style-name="P61">17.Gerarchia visiva - Gli elementi più importanti prima.</text:p>
        </text:list-header>
      </text:list>
      <text:p text:style-name="P25">Gli elementi e le informazioni sono presentate spesso allo stesso modo, cosi un informazione importante non risalta all' occhio dell' utente inoltre l' uniformità nella presentazione delle informazioni può portare “noia” e stanchezza visiva all' utente</text:p>
      <text:p text:style-name="P25"/>
      <text:list xml:id="list36521633" text:continue-numbering="true" text:style-name="WWNum2">
        <text:list-header>
          <text:p text:style-name="P61">18.Navigabilità</text:p>
        </text:list-header>
      </text:list>
      <text:p text:style-name="P26">La Navigazione nella piattaforma è molto banale e elementare, funziona tramite navbar e il form di ricerca non è ottimale, inoltre in alcune sezioni sono completamente scollegate vedi le domande frequenti in particolar modo anche se vi è presente il simbolo del logo esso non va</text:p>
      <text:list xml:id="list36503532" text:continue-list="list36517070" text:style-name="WWNum1">
        <text:list-header>
          <text:p text:style-name="P62"/>
        </text:list-header>
      </text:list>
      <text:list xml:id="list36530843" text:continue-list="list36521633" text:style-name="WWNum2">
        <text:list-header>
          <text:p text:style-name="P61">19.Consistenza</text:p>
        </text:list-header>
      </text:list>
      <text:p text:style-name="P26">Questa Linea Guida viene rispettata, ogni pagina ha il medesimo schema (benche esso non sia ottimale), utilizzando sempre combinazioni colori simili e immagini diverse (le tonalità sono simili e tutte molto attinenti).</text:p>
      <text:p text:style-name="List_20_Paragraph"/>
      <text:list xml:id="list36526220" text:continue-numbering="true" text:style-name="WWNum2">
        <text:list-header>
          <text:p text:style-name="P63">20.Accessibilità</text:p>
        </text:list-header>
      </text:list>
      <text:p text:style-name="P26">La piattaforma risulta responsive, e il nuovo menu è molto efficiente, malgrado esso sia responsive si ottiene comunque un effetto spiacevole, ossia entrando nelle domande frequenti, si apre una nuova schermata rendendo cosi inefficiente la “navigazione” sui sistemi mobili</text:p>
      <text:p text:style-name="List_20_Paragraph"><text:soft-page-break/></text:p>
      <text:list xml:id="list36532143" text:continue-numbering="true" text:style-name="WWNum2">
        <text:list-header>
          <text:p text:style-name="P61">21.Convenzionalità</text:p>
        </text:list-header>
      </text:list>
      <text:p text:style-name="P26">Il sito tiene conto di alcune convenzioni e altre no, in particolar modo il logo è presente in tutte le schermate ma non sempre attivo, vedi la sezione domande frequenti che cambia schermata, la navigazione principale non è sempre presente e se presente è in alto come da convenzione, in caso si è di fronti a un link il cursore viene modificato ma non viene ben evidenziato</text:p>
      <text:p text:style-name="P33"/>
      <text:list xml:id="list36505234" text:continue-numbering="true" text:style-name="WWNum2">
        <text:list-header>
          <text:p text:style-name="P61">22. Credibilità</text:p>
        </text:list-header>
      </text:list>
      <text:p text:style-name="P64">Questa linea guida viene rispettata. </text:p>
      <text:p text:style-name="P27"/>
      <text:list xml:id="list36532080" text:continue-numbering="true" text:style-name="WWNum2">
        <text:list-header>
          <text:p text:style-name="P61">23. Centralità dell'utente</text:p>
        </text:list-header>
      </text:list>
      <text:p text:style-name="P25">L' Utente non è al centro al sistema anzi, vengono fatte distinzioni tra portatori e non portarori, non è personalizzabile e il login è scomodo non è ben visibile nella pagina principale.</text:p>
      <text:p text:style-name="P3"/>
      <text:p text:style-name="P3"/>
      <text:p text:style-name="P9"/>
      <text:p text:style-name="P10">Test Utenti Reali</text:p>
      <text:p text:style-name="P3"/>
      <text:p text:style-name="P3">Vista la mancanza di un team specializzato per il testing del software funzionante e attivo Cochlear messo a disposizione dall’omonima azienda, si è deciso di procedere con il Discount Usability Testing​, più informale, intuitivo e a buon mercato. Sono stati quindi presi due utenti: un padre di famiglia impiegato possessore di un impianto solare domestico e una contabile di un’azienda, interessata più all’aspetto economico. Gli sono state date tre operazioni da portare a termine e durante l’esecuzione sono stati osservati gli errori, i punti critici del sistema e le sue falle.</text:p>
      <text:p text:style-name="P3"/>
      <text:p text:style-name="P3"/>
      <table:table table:name="Table1" table:style-name="Table1">
        <table:table-column table:style-name="Table1.A"/>
        <table:table-column table:style-name="Table1.B"/>
        <table:table-row table:style-name="Table1.1">
          <table:table-cell table:style-name="Table1.A1" office:value-type="string">
            <text:p text:style-name="P6">Metodologia di test</text:p>
          </table:table-cell>
          <table:table-cell table:style-name="Table1.A1" office:value-type="string">
            <text:p text:style-name="P4">Discount Usability Testing</text:p>
          </table:table-cell>
        </table:table-row>
        <table:table-row table:style-name="Table1.1">
          <table:table-cell table:style-name="Table1.A1" office:value-type="string">
            <text:p text:style-name="P6">Elenco dei task da testare</text:p>
          </table:table-cell>
          <table:table-cell table:style-name="Table1.A1" office:value-type="string">
            <text:list xml:id="list9004107110073696273" text:style-name="WWNum7">
              <text:list-item>
                <text:p text:style-name="P50">Acquisto di un prodotto</text:p>
              </text:list-item>
              <text:list-item>
                <text:p text:style-name="P50">Ricevere un supporto:</text:p>
              </text:list-item>
              <text:list-item>
                <text:p text:style-name="P50">Trovare una clinica</text:p>
              </text:list-item>
              <text:list-item>
                <text:p text:style-name="P50">Avere informazioni :</text:p>
              </text:list-item>
              <text:list-item>
                <text:p text:style-name="P50">Registrazione nella Family</text:p>
              </text:list-item>
              <text:list-item>
                <text:p text:style-name="P50">Visualizzare Gruppi di supporto:</text:p>
              </text:list-item>
            </text:list>
          </table:table-cell>
        </table:table-row>
        <table:table-row table:style-name="Table1.1">
          <table:table-cell table:style-name="Table1.A1" office:value-type="string">
            <text:p text:style-name="P6">Numero di test</text:p>
          </table:table-cell>
          <table:table-cell table:style-name="Table1.A1" office:value-type="string">
            <text:p text:style-name="P4">2</text:p>
          </table:table-cell>
        </table:table-row>
        <table:table-row table:style-name="Table1.1">
          <table:table-cell table:style-name="Table1.A1" office:value-type="string">
            <text:p text:style-name="P6">Metodologia di testing</text:p>
          </table:table-cell>
          <table:table-cell table:style-name="Table1.A1" office:value-type="string">
            <text:p text:style-name="P4">Thinking Aloud</text:p>
          </table:table-cell>
        </table:table-row>
        <table:table-row table:style-name="Table1.1">
          <table:table-cell table:style-name="Table1.A1" office:value-type="string">
            <text:p text:style-name="P6">Numero di test per metodologia</text:p>
          </table:table-cell>
          <table:table-cell table:style-name="Table1.A1" office:value-type="string">
            <text:p text:style-name="P4">2</text:p>
          </table:table-cell>
        </table:table-row>
        <table:table-row table:style-name="Table1.1">
          <table:table-cell table:style-name="Table1.A1" office:value-type="string">
            <text:p text:style-name="P6">Scelta e giustificazione dei soggetti</text:p>
          </table:table-cell>
          <table:table-cell table:style-name="Table1.A1" office:value-type="string">
            <text:p text:style-name="P4">I soggetti scelti per testare l’app sono un uomo e una donna sulla cinquantina: Daniele,​ padre di famiglia impiegato in un'impresa petrolchimica, e Angela, ​madre di famiglia, imprenditrice. Sono state scelte <text:soft-page-break/>queste persone in quanto rappresentative del target di utenza e direttamente coinvolte per quanto riguarda il monitoraggio del proprio impianto solare</text:p>
          </table:table-cell>
        </table:table-row>
      </table:table>
      <text:p text:style-name="P3"/>
      <text:p text:style-name="P5"/>
      <text:p text:style-name="P5">Esecuzione e Valutazione del test</text:p>
      <text:p text:style-name="P3"/>
      <text:p text:style-name="P3">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text:p>
      <text:p text:style-name="P3"/>
      <text:p text:style-name="P3"/>
      <table:table table:name="Table2" table:style-name="Table2">
        <table:table-column table:style-name="Table2.A"/>
        <table:table-column table:style-name="Table2.B"/>
        <table:table-column table:style-name="Table2.C" table:number-columns-repeated="3"/>
        <table:table-row table:style-name="Table2.1">
          <table:table-cell table:style-name="Table2.A1" office:value-type="string">
            <text:p text:style-name="P6">Daniele</text:p>
          </table:table-cell>
          <table:table-cell table:style-name="Table2.A1" office:value-type="string">
            <text:p text:style-name="P4">Successo</text:p>
          </table:table-cell>
          <table:table-cell table:style-name="Table2.A1" office:value-type="string">
            <text:p text:style-name="P4">Errori</text:p>
          </table:table-cell>
          <table:table-cell table:style-name="Table2.A1" office:value-type="string">
            <text:p text:style-name="P4">EfficIenza</text:p>
          </table:table-cell>
          <table:table-cell table:style-name="Table2.A1" office:value-type="string">
            <text:p text:style-name="P4">Apprendibilità</text:p>
          </table:table-cell>
        </table:table-row>
        <table:table-row table:style-name="Table2.1">
          <table:table-cell table:style-name="Table2.A1" office:value-type="string">
            <text:p text:style-name="P4">Task 1</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2</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3</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row table:style-name="Table2.1">
          <table:table-cell table:style-name="Table2.A1" office:value-type="string">
            <text:p text:style-name="P4">Task 4</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row>
        <table:table-row table:style-name="Table2.1">
          <table:table-cell table:style-name="Table2.A1" office:value-type="string">
            <text:p text:style-name="P4">Task 5</text:p>
          </table:table-cell>
          <table:table-cell table:style-name="Table2.A1" office:value-type="string">
            <text:p text:style-name="P4">Si, aiuto</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No</text:p>
          </table:table-cell>
        </table:table-row>
        <table:table-row table:style-name="Table2.1">
          <table:table-cell table:style-name="Table2.A1" office:value-type="string">
            <text:p text:style-name="P4">Task 6</text:p>
          </table:table-cell>
          <table:table-cell table:style-name="Table2.A1" office:value-type="string">
            <text:p text:style-name="P4">Si</text:p>
          </table:table-cell>
          <table:table-cell table:style-name="Table2.A1" office:value-type="string">
            <text:p text:style-name="P4">No</text:p>
          </table:table-cell>
          <table:table-cell table:style-name="Table2.A1" office:value-type="string">
            <text:p text:style-name="P4">Si</text:p>
          </table:table-cell>
          <table:table-cell table:style-name="Table2.A1" office:value-type="string">
            <text:p text:style-name="P4">Si</text:p>
          </table:table-cell>
        </table:table-row>
      </table:table>
      <text:p text:style-name="P3"/>
      <text:p text:style-name="P3"/>
      <text:p text:style-name="P3"/>
      <table:table table:name="Table3" table:style-name="Table3">
        <table:table-column table:style-name="Table3.A"/>
        <table:table-column table:style-name="Table3.B"/>
        <table:table-column table:style-name="Table3.C" table:number-columns-repeated="3"/>
        <table:table-row table:style-name="Table3.1">
          <table:table-cell table:style-name="Table3.A1" office:value-type="string">
            <text:p text:style-name="P6">Diana</text:p>
          </table:table-cell>
          <table:table-cell table:style-name="Table3.A1" office:value-type="string">
            <text:p text:style-name="P4">Successo</text:p>
          </table:table-cell>
          <table:table-cell table:style-name="Table3.A1" office:value-type="string">
            <text:p text:style-name="P4">Errori</text:p>
          </table:table-cell>
          <table:table-cell table:style-name="Table3.A1" office:value-type="string">
            <text:p text:style-name="P4">EfficIenza</text:p>
          </table:table-cell>
          <table:table-cell table:style-name="Table3.A1" office:value-type="string">
            <text:p text:style-name="P4">Apprendibilità</text:p>
          </table:table-cell>
        </table:table-row>
        <table:table-row table:style-name="Table3.1">
          <table:table-cell table:style-name="Table3.A1" office:value-type="string">
            <text:p text:style-name="P4">Task 1</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2</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3</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row table:style-name="Table3.1">
          <table:table-cell table:style-name="Table3.A1" office:value-type="string">
            <text:p text:style-name="P4">Task 4</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row>
        <table:table-row table:style-name="Table3.1">
          <table:table-cell table:style-name="Table3.A1" office:value-type="string">
            <text:p text:style-name="P4">Task 5</text:p>
          </table:table-cell>
          <table:table-cell table:style-name="Table3.A1" office:value-type="string">
            <text:p text:style-name="P4">Si, aiuto</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No</text:p>
          </table:table-cell>
        </table:table-row>
        <table:table-row table:style-name="Table3.1">
          <table:table-cell table:style-name="Table3.A1" office:value-type="string">
            <text:p text:style-name="P4">Task 6</text:p>
          </table:table-cell>
          <table:table-cell table:style-name="Table3.A1" office:value-type="string">
            <text:p text:style-name="P4">Si</text:p>
          </table:table-cell>
          <table:table-cell table:style-name="Table3.A1" office:value-type="string">
            <text:p text:style-name="P4">No</text:p>
          </table:table-cell>
          <table:table-cell table:style-name="Table3.A1" office:value-type="string">
            <text:p text:style-name="P4">Si</text:p>
          </table:table-cell>
          <table:table-cell table:style-name="Table3.A1" office:value-type="string">
            <text:p text:style-name="P4">Si</text:p>
          </table:table-cell>
        </table:table-row>
      </table:table>
      <text:p text:style-name="P3"/>
      <text:p text:style-name="P3"><text:soft-page-break/></text:p>
      <text:p text:style-name="P5">Analisi dei dati</text:p>
      <text:p text:style-name="P5"/>
      <text:p text:style-name="P3">Analisi dei dati Entrambi gli utenti hanno fatto notare una mancanza di chiarezza nei termini che spiegano il ruolo di ogni sezione, soprattutto nella richiesta di un informazione e poca chiarezza/grande complessità per la registrazione nella cochelar family. Alcune volte anche la mancanza totale di scritte ed etichette hanno portato l’attenzione dell’utente per cercare di capire quale fosse il significato. Un esempio lampante è il caso di un utente che svolge per la prima volta l’ acquisto di un prodotto acustico, le sezioni domande e la sezione per l’ acquisto sono separate e questo porta l’ utente a dover cercare continuamente informazioni in maniera lenta e macchinosa . Anzi la stessa documentazione(tooltip), fornita, gli ha fuorviati ancora di più. Diana era convinta che gli widget citati in precedenza conducessero ad una pagina con un dettaglio maggiore, cosa che non accade. Inoltre nel svolgere il secondo task ha necessitato di un aiuto perchè non riusciva a capire quale fosse la sezione di pertinenza. Si è trovata inoltre in difficoltà a capire la differenza fra alcune sezioni e nel comprendere opzioni durante le varie registrazioni. Specialmente quelle nella sezione “Cochelar Family”. Per questo motivo non è riuscita a completare il task di riferimento e ha chiesto quale fosse l’ opzione giusta e se questa piattaforma fosse aperta a tutti anche ai novizi. Vi è stato, inoltre, un dubbio sulla navigazione poichè il logo non sempre riporta alla home. Daniele si è lamentato spesso per l’ incompletezza dei task, ad esempio nella ricerca di un supporto reinderizza ad altre cliniche al di fuori della cosidetta famiglia. Ha inoltre espresso insoddisfazione nell’avvicinarsi per la prima volta a questa piattaforma, poiche gli risulta piatta e quasi avversa per le persone che stanno svolgendo i primi passi in questo mondo.</text:p>
      <text:p text:style-name="P5"/>
      <text:p text:style-name="P5">Curve d’urgenza </text:p>
      <text:p text:style-name="P5"/>
      <text:p text:style-name="P3">In base alle violazioni delle linee guida riscontrate in fase di ispezione ed in fase di user testing, sono state costruite le curve di urgenza utilizzando come metrica per l’impatto le violazioni notate maggiormente dagli utenti. Per favorire una migliore lettura dei diagrammi le linee guida sono state divise in 3 gruppi da 5.</text:p>
      <text:p text:style-name="P3"/>
      <text:p text:style-name="P3">// mancano diagrammi </text:p>
      <text:p text:style-name="P3"/>
      <text:p text:style-name="P3"/>
      <text:p text:style-name="P5">Conclusioni e Indicazioni</text:p>
      <text:p text:style-name="P5"/>
      <text:p text:style-name="P3">Da una prima analisi dei dati raccolti si è notato come le linee guida violate che più hanno avuto impatto nell’esecuzione dei task da parte degli utenti siano state:</text:p>
      <text:p text:style-name="P3"/>
      <text:p text:style-name="P2"><text:span text:style-name="T1">● 2.</text:span><text:span text:style-name="T2"> Match tra il sistema e il mondo reale</text:span><text:span text:style-name="T1">: ​</text:span></text:p>
      <text:p text:style-name="P3">complice anche il linguaggio tecnico, ha creato difficoltà nel comprendere le informazioni che il sistema cercava di trasmettere. </text:p>
      <text:p text:style-name="P3"/>
      <text:p text:style-name="P2"><text:span text:style-name="T1">● 4.</text:span><text:span text:style-name="T2"> Coerenza e standard</text:span><text:span text:style-name="T1">: </text:span></text:p>
      <text:p text:style-name="P3">​soprattutto riscontrata nel rapporto fra la navigazione con logo e motto nell homepage e nella sezione domande frequenti, anche il font che varia nella sezione “cerca un supporto” non è piacevole</text:p>
      <text:p text:style-name="P3"/>
      <text:p text:style-name="P2"><text:span text:style-name="T1">● 6. </text:span><text:span text:style-name="T2">Recognition piuttosto che recall</text:span><text:span text:style-name="T1">: </text:span></text:p>
      <text:p text:style-name="P3">​le informazioni durante l’ acquisto sono pressoche inesistenti</text:p>
      <text:p text:style-name="P3"><text:soft-page-break/><text:s/></text:p>
      <text:p text:style-name="P2"><text:span text:style-name="T1">● 10. </text:span><text:span text:style-name="T2">Help e documentazione</text:span><text:span text:style-name="T1">: </text:span></text:p>
      <text:p text:style-name="P3">assenza totale di documentazione nella navigazione, documentazione carente e guide linea elemenari per la registrazione</text:p>
      <text:p text:style-name="P3"/>
      <text:p text:style-name="P2"><text:span text:style-name="T1">● 13. </text:span><text:span text:style-name="T2">Precisione</text:span><text:span text:style-name="T1">: ​</text:span></text:p>
      <text:p text:style-name="P3">soprattutto per quanto riguarda Daniele uno dei task non è stato colto se era stato portato a compimento o no.</text:p>
      <text:p text:style-name="P5"/>
      <text:p text:style-name="P9"/>
      <text:p text:style-name="P9">Studio di fattibilità</text:p>
      <text:p text:style-name="P5"/>
      <text:p text:style-name="P3">In questa fase del progetto andranno ad essere analizzati i “Contesti d’uso”, all’interno dei quali saranno descritti vincoli tecnici e ambientali oltre a definire il bacino di utenza; “Scenari d’uso”, delle storielle che hanno l’obiettivo di descrivere i task da eseguire senza tenere in considerazione l’interfaccia al fine di poter fornire, per la nuova grafica futura, un metro di paragone su cosa sia giusto inserirvi o meno; “Personas” una descrizione dei personaggi tipici che useranno l’app.</text:p>
      <text:p text:style-name="P5"/>
      <text:p text:style-name="P5">Contesto d' uso</text:p>
      <text:p text:style-name="P5"/>
      <text:p text:style-name="P3">Qui di seguito si andranno ad elencare tutti i vari tipi di vincoli, di qualsiasi natura, che siano in grado di delineare nel complesso le esigenze di cui un utente medio necessita, oltre all’identificazione delle caratteristiche stesse che l’utente deve possedere.</text:p>
      <text:p text:style-name="P5"/>
      <text:p text:style-name="P5">Identificazione Utenti</text:p>
      <text:p text:style-name="P5"/>
      <text:p text:style-name="P8">Si presuppone che gli attori che andranno ad utilizzare il sistema siano generalmente delle persone, che vanno da una fascia di età dai 18 agli oltre 50 (sia uomini che donne), dove si presume che essi siano capaci di valutare il proprio problema e sono in cerca di informazioni che possano migliorare la loro situazione, in caso che il deficit sia di una persona minorenne si presuppone la presenza di parenti.</text:p>
      <text:p text:style-name="P8"><text:s/>Dall' altra parte si contrappongono attori co-protagonisti che sono i service ossia professionisti che forniscono la loro consulenza si può presuppure che essi siano professionisti tra i 25 e i 50 anni, poiché in un età avanzata non si ha un grande approccio con la tecnologia.</text:p>
      <text:p text:style-name="P8">Si può riassumere il tutto in queste tre macro categorie :</text:p>
      <text:p text:style-name="P3"/>
      <text:p text:style-name="P3">Service/Esperti</text:p>
      <text:p text:style-name="P3">- informazioni tecniche, confronti facilitati</text:p>
      <text:p text:style-name="P3">- Richiesta campioni, percorsi di formazione/informazione</text:p>
      <text:p text:style-name="P3">- Eventuali agevolazioni</text:p>
      <text:p text:style-name="P3">- Disponibilità immediata, tempi di attesa</text:p>
      <text:p text:style-name="P3"/>
      <text:p text:style-name="P3">Clienti finali</text:p>
      <text:p text:style-name="P3">- Effetto finale, risultati garantiti</text:p>
      <text:p text:style-name="P3">- Prove gratuite</text:p>
      <text:p text:style-name="P3">- Test dell’udito</text:p>
      <text:p text:style-name="P3">- Recensioni di altri clienti</text:p>
      <text:p text:style-name="P3"><text:soft-page-break/>- Soluzioni commisurate al budget</text:p>
      <text:p text:style-name="P3"/>
      <text:p text:style-name="P3">Parenti/Conoscenti</text:p>
      <text:p text:style-name="P3">- Informazioni per confermare i problemi di udito dei parenti</text:p>
      <text:p text:style-name="P2"><text:span text:style-name="T2">- </text:span><text:span text:style-name="T1">Consigli su come approcciarsi</text:span></text:p>
      <text:p text:style-name="P5"/>
      <text:p text:style-name="P5">Intetificazione Task</text:p>
      <text:p text:style-name="P3"/>
      <text:p text:style-name="P3">Riguardanti i Service/Esperti</text:p>
      <text:p text:style-name="P3">- Possibilità di contatto diretto con esperti</text:p>
      <text:p text:style-name="P3">- Iscrizione a training/meeting</text:p>
      <text:p text:style-name="P3">- Modulo ritiro prodotto difettoso/garanzia online</text:p>
      <text:p text:style-name="P3"/>
      <text:p text:style-name="P3">Riguardanti i Clienti finali</text:p>
      <text:p text:style-name="P3">- Richiesta di assistenza facilitata, numero per contattare l’assistenza, chat online</text:p>
      <text:p text:style-name="P3">- Acquistare in maniera semplice</text:p>
      <text:p text:style-name="P3"/>
      <text:p text:style-name="P3">Riguardanti i Parenti/Conoscenti</text:p>
      <text:p text:style-name="P3">- Registrazione per poi essere ricontattati da esperti/psicologi del settore, servizio di psicologia online</text:p>
      <text:list xml:id="list4242551499950645638" text:style-name="L1">
        <text:list-item>
          <text:p text:style-name="P36">Iscrizione di parenti/conoscenti a percorsi di comprensione del problema</text:p>
          <text:p text:style-name="P36"/>
        </text:list-item>
      </text:list>
      <text:p text:style-name="P3"/>
      <text:p text:style-name="P3"/>
      <text:p text:style-name="P5">Vincoli tecnici</text:p>
      <text:p text:style-name="P5"/>
      <text:p text:style-name="P3">Il sito web deve essere reso disponibile utilizzando un qualunque dispositivo ed utilizzando un qualunque browser.</text:p>
      <text:p text:style-name="P3">Può inoltre reso utilizzabile in modalità offline implementando la relativa app. </text:p>
      <text:p text:style-name="P3"/>
      <text:p text:style-name="P5">Vincoli ambientali</text:p>
      <text:p text:style-name="P5"/>
      <text:p text:style-name="P3">Nessun vincolo ambientale, è chiaramente consigliata la visitazione del sito web in un ambiente che consenta di concentrarsi. Deve essere però supportata anche la lettura in ambienti rumorosi, quindi è importante facilitarla utilizzando immagini significative ed evidenziando le parole chiave.</text:p>
      <text:p text:style-name="P5"/>
      <text:p text:style-name="P5">Vincoli culturali</text:p>
      <text:p text:style-name="P5"/>
      <text:p text:style-name="P3">Essendo una piattaforma che tratta problemi di udito, bisogna considerare che le persone che fruiranno del servizio possono essere indispettite, possono avere una conoscenza <text:s/>approssimativa del loro problema e di conseguenza bisogna utilizzare termini semplici e non duri, al di fuori di questi vincoli morali, l' app non presenta alcun vincolo culturale, poiché è rivolta a tutti coloro che ne hanno bisogno, senza considerare la loro residenza o nazionalità, essendo i centri in Italia può risultare difficoltoso per un residente all'estero.</text:p>
      <text:p text:style-name="P3"/>
      <text:p text:style-name="P10">Scenari</text:p>
      <text:p text:style-name="P10"/>
      <text:list xml:id="list36513018" text:continue-list="list36503532" text:style-name="WWNum1">
        <text:list-header>
          <text:p text:style-name="P55">Iscrizione meeting Professionisti</text:p>
          <text:p text:style-name="P54"><text:soft-page-break/>Lucio, Iscriversi ad un meeting che si terrà probabilmente in un paese straniero.</text:p>
          <text:p text:style-name="P54"/>
          <text:p text:style-name="P55">Cambio di un Dispositivo</text:p>
          <text:p text:style-name="P54">Lucia, inizia a diventare grande ed a valutare anche la parte estetica dei suoi apparecchi uditivi. Senza farlo sapere a suoi genitori perché si vergogna, vuole informarsi riguardo a dispositivi meno visibili.</text:p>
        </text:list-header>
      </text:list>
      <text:p text:style-name="P19"/>
      <text:p text:style-name="P20">Ricevere Informazioni</text:p>
      <text:list xml:id="list36506119" text:continue-numbering="true" text:style-name="WWNum1">
        <text:list-header>
          <text:p text:style-name="P54">Luca, Vuole informarsi riguardo ai problemi del suo amico Arturo e convincerlo ad effettuare un test uditivo e successivamente a provare uno di quegli apparecchi.</text:p>
        </text:list-header>
      </text:list>
      <text:p text:style-name="P19"/>
      <text:p text:style-name="P20">Acquisto di un primo device</text:p>
      <text:list xml:id="list36505666" text:continue-numbering="true" text:style-name="WWNum1">
        <text:list-header>
          <text:p text:style-name="P58">Arturo, Verrà convinto da Luca ad acquistare e provare un apparecchio. Il miglioramento sarà da lui notato nel giro di poco. Lo utilizzerà tutti i giorni perché risulterà molto comodo. Ad un certo punto però l’usura costringe Arturo ad inviare il suo apparecchio in assistenza. Sappiamo però che la sua pazienza è molto limitata.</text:p>
        </text:list-header>
      </text:list>
      <text:p text:style-name="P3"/>
      <text:p text:style-name="P10">Personas</text:p>
      <text:p text:style-name="P5"/>
      <text:p text:style-name="P7">Lucio – Service manager</text:p>
      <text:p text:style-name="P3"/>
      <text:p text:style-name="P3">Lucio ha 42 anni, è una persona molto sportiva ed energica.</text:p>
      <text:p text:style-name="P3">Ha una bellissima moglie ed una figlia di nome Sara.</text:p>
      <text:p text:style-name="P3">Ha una laurea triennale in Markeing and Management. Ha lavorato per diverse aziende prima di aprire questo service verso l’età di 35 anni. Ora è capo e proprietario di questo store di 5 dipendenti.</text:p>
      <text:p text:style-name="P3">Tutto sommato si ritiene soddisfatto della sua vita.</text:p>
      <text:p text:style-name="P3"/>
      <text:p text:style-name="P3"><text:span text:style-name="T12">Lucia</text:span> </text:p>
      <text:p text:style-name="P3"/>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text:p>
      <text:p text:style-name="P3">Nel tempo libero frequenta assiduamente il circolo tennis con <text:s/>un paio di <text:s/>suoi amici coetanei.</text:p>
      <text:p text:style-name="P3"><text:soft-page-break/>Ama viaggiare e dedicarsi allo svago (mignotte).</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5">Proposta d’ intervento </text:p>
      <text:p text:style-name="P5"/>
      <text:p text:style-name="P3">Si è scelto di utilizzare il modello di design goal-oriented CAO=S in quanto i componenti del gruppo non hanno tanta esperienza in questo campo e limitate disponibilità economiche, caratteristiche indispensabili per poter richiedere l’intervento di un esperto e coinvolgere utenti nella progettazione. In questo modo è possibile evitare gli errori più comuni nella progettazione di applicazioni usabilità.</text:p>
      <text:p text:style-name="P3"/>
      <text:p text:style-name="P10">Modello CAO=S </text:p>
      <text:p text:style-name="P5"/>
      <text:p text:style-name="P5">Attori</text:p>
      <text:p text:style-name="P5"/>
      <text:p text:style-name="P3">Uno dei primi passi indispensabili di CAO=S e’ senza dubbio l’identificazione degli attori. Questi ultimi, come la teoria suggerisce si dividono in attori diretti e attori indiretti. Gli ultimi si riferiscono a tutti coloro che per un motivo o per l’altro hanno voce in capitolo nel definire le caratteristiche del sistema senza usare direttamente l’interfaccia. Quindi in questo contesto possiamo indicare come attori indiretti: </text:p>
      <text:p text:style-name="P3">a. <text:s/>Il service</text:p>
      <text:p text:style-name="P3">b. <text:s/>L' utilizzatore di dispositivi</text:p>
      <text:p text:style-name="P3">c. <text:s/>L' ospite che vuole svolgere dei semplici test</text:p>
      <text:p text:style-name="P3">Per quanto riguarda gli attori diretti, come veri utilizzatori del sistema abbiamo solo i proprietari di un device acustico e coloro che hanno accertato il loro problema, coloro che necessitano di svolgere un acquisto, ricevere informazioni relativi o avere una consulenza.</text:p>
      <text:p text:style-name="P3">Per questo tipo di attori si andrà quindi a delineare un profilo ottimale dell’utenza prendendo in considerazione degli attori che sono rappresentativi della segmentazione individuata e classificarli da 1 a 5 (dove 1 rappresenta il valore più alto possibile, e 5 quello più basso) secondo determinate caratteristiche e capacità racchiudendo all’interno di un diagramma denominato diagramma di strategie. Esse sono: </text:p>
      <text:p text:style-name="P3">● Competenza tecniche </text:p>
      <text:p text:style-name="P3">● Competenze di dominio </text:p>
      <text:p text:style-name="P3">● Competenze linguistiche </text:p>
      <text:p text:style-name="P3">● Capacità fisiche </text:p>
      <text:p text:style-name="P3">● Motivazione </text:p>
      <text:p text:style-name="P3">● Concentrazione</text:p>
      <text:p text:style-name="P3">E’ importante non tenere in considerazione alcuni casi limiti. Ad esempio: </text:p>
      <text:p text:style-name="P3"><text:soft-page-break/>● Le persone troppo anziane che hanno delle competenze informatiche abbastanza scarse o che hanno problemi visivi come ad esempio cataratta; </text:p>
      <text:p text:style-name="P3">● Gli utenti disabili che saranno affiancati in questo contesto da persone normodotate;</text:p>
      <text:p text:style-name="P5"/>
      <text:p text:style-name="P7">Lucio – Service manager</text:p>
      <text:p text:style-name="P3"/>
      <text:p text:style-name="P3">Lucio ha 42 anni, è una persona molto sportiva ed energica.Ha una bellissima moglie ed una figlia di nome Sara.Ha una laurea triennale in Marketing and Management. Ha lavorato per diverse aziende prima di aprire questo service verso l’età di 35 anni. Ora è capo e proprietario di questo store di 5 dipendenti.Tutto sommato si ritiene soddisfatto della sua vita.</text:p>
      <text:p text:style-name="P3"/>
      <text:p text:style-name="P3">Competenze tecniche: 4</text:p>
      <text:p text:style-name="P3">Competenze di dominio: 4 </text:p>
      <text:p text:style-name="P3">Competenze linguistiche: 4</text:p>
      <text:p text:style-name="P3">Capacità fisiche: 5</text:p>
      <text:p text:style-name="P3">Motivazione: 4 </text:p>
      <text:p text:style-name="P3">Concentrazione 3 </text:p>
      <text:p text:style-name="P3"/>
      <text:p text:style-name="P7">Lucia </text:p>
      <text:p text:style-name="P7"/>
      <text:p text:style-name="P3">Ragazzina di 15 anni, con sin da piccola problemi di udito.</text:p>
      <text:p text:style-name="P3">E’ figlia di una famiglia benestante, con nessun problema economico.</text:p>
      <text:p text:style-name="P3">I problemi di udito la hanno portata a rimanere un po’ indietro a livello di crescita cognitiva rispetto ad un suo coetaneo. E’ infatti stata accompagnata da una maestra di sostegno per tutta la durata delle scuole elementari e medie. Ora che si trova al primo anno di superiori deve iniziare a cavarsela da sola.</text:p>
      <text:p text:style-name="P3">E’ però una ragazza molto determinata supportata a pieno dai suo genitori ed il suo più grande sogno è diventare una designer di moda di successo.</text:p>
      <text:p text:style-name="P3">Attualmente è iscritta all’accademia di danza della sua città, all’interno della quale frequenta tre allenamenti a settimana ed ha una competizione al mese.</text:p>
      <text:p text:style-name="P3"/>
      <text:p text:style-name="P3">Competenze tecniche: 3 </text:p>
      <text:p text:style-name="P3">Competenze di dominio: 0 </text:p>
      <text:p text:style-name="P3">Competenze linguistiche: 2 </text:p>
      <text:p text:style-name="P3">Capacità fisiche: 4 </text:p>
      <text:p text:style-name="P3">Motivazione: 3 </text:p>
      <text:p text:style-name="P3">Concentrazione 1 </text:p>
      <text:p text:style-name="P3"/>
      <text:p text:style-name="P7">Arturo</text:p>
      <text:p text:style-name="P3"/>
      <text:p text:style-name="P3">E’ un noto avvocato 55-enne, che esercita il suo lavoro da più di 27 anni.</text:p>
      <text:p text:style-name="P3">Arturo è una persona molto fiera di se stessa, che crede molto nel suo essere e nelle sue abilità.</text:p>
      <text:p text:style-name="P3">Infatti, a causa del suo carattere molto forte (Arturo con il cazzo duro), è divorziato dalla moglie Maria ormai da 5 anni ed ha 2 figli rispettivamente Marco e Diana di 18 e 15 anni. Nel tempo libero frequenta assiduamente il circolo tennis con <text:s/>un paio di <text:s/>suoi amici coetanei.</text:p>
      <text:p text:style-name="P3">Arturo, a detta dei suoi amici e giocatori di tennis, da qualche tempo ha iniziato ad accusare qualche problema uditivo, ma, chiaramente, non è sua intenzione ammetterlo. La sua situazione, però, peggiora di giorno in giorno e questo problema si ritorce anche contro i clienti andando ad influenzare il suo lavoro, elemento fondamentale della sua vita.</text:p>
      <text:p text:style-name="P3"><text:soft-page-break/></text:p>
      <text:p text:style-name="P3">Competenze tecniche: 2 </text:p>
      <text:p text:style-name="P3">Competenze di dominio: 1 </text:p>
      <text:p text:style-name="P3">Competenze linguistiche: 2 </text:p>
      <text:p text:style-name="P3">Capacità fisiche: 2</text:p>
      <text:p text:style-name="P3">Motivazione: 1 </text:p>
      <text:p text:style-name="P3">Concentrazione 3 </text:p>
      <text:p text:style-name="P7"/>
      <text:p text:style-name="P7">Luca</text:p>
      <text:p text:style-name="P3"/>
      <text:p text:style-name="P3">Probabilmente il miglior amico di Arturo. Ha 56 anni.</text:p>
      <text:p text:style-name="P3">Di professione fa il rappresentante farmaceutico per una multinazionale farmaceutica.</text:p>
      <text:p text:style-name="P3">Non è sposato e non ha figli, ma convive con la sua compagna Svetlana di origine Ucraina, anni 40.</text:p>
      <text:p text:style-name="P3">E’ molto preoccupato per la situazione del suo amico e si vuole informare per convincerlo a cercare soluzioni al suo problema.</text:p>
      <text:p text:style-name="P3"/>
      <text:p text:style-name="P3">Competenze tecniche: 3 </text:p>
      <text:p text:style-name="P3">Competenze di dominio: 4 </text:p>
      <text:p text:style-name="P3">Competenze linguistiche: 3 </text:p>
      <text:p text:style-name="P3">Capacità fisiche: 3 </text:p>
      <text:p text:style-name="P3">Motivazione: 4 </text:p>
      <text:p text:style-name="P3">Concentrazione 3 </text:p>
      <text:p text:style-name="P3"/>
      <text:p text:style-name="P5"/>
      <text:p text:style-name="P5">Concetti</text:p>
      <text:p text:style-name="P5"/>
      <text:p text:style-name="P3">Sulla base dei requisiti del progetto forniti dagli stakeholder si definiscono i principali concetti con cui gli utenti andranno ad interagire. Con concetto si intende il modo con cui gli utenti percepiscono l’organizzazione delle informazioni gestite dall’applicazione, ossia tutto ciò che è manipolabile da un attore. Date queste premesse è possibile identificare due concetti principali: </text:p>
      <text:list xml:id="list6978741654836239974" text:style-name="WWNum9">
        <text:list-item>
          <text:p text:style-name="P43">Device // informazioni relativi all utilizzo e la riparazione di essi </text:p>
        </text:list-item>
        <text:list-item>
          <text:p text:style-name="P43">Operatore // la possibilita di interagire con un esperto</text:p>
        </text:list-item>
        <text:list-item>
          <text:p text:style-name="P43">Informazioni base // come scoprire la malattia e i diversi tipi di malattia</text:p>
        </text:list-item>
      </text:list>
      <text:p text:style-name="P5"/>
      <text:p text:style-name="P5">Operazioni </text:p>
      <text:p text:style-name="P5"/>
      <text:p text:style-name="P3">Le operazioni per CAO=S sono operazioni sui concetti, non sulle strutture dati. Le operazioni inoltre non si identificano come le funzioni del sistema, ma appunto sono compiti di interesse per gli attori sui concetti, che vengono poi portate a termine attraverso funzioni del sistema. Secondo questo modello abbiamo 4 tipi di operazione:</text:p>
      <text:list xml:id="list744610736238236418" text:style-name="WWNum10">
        <text:list-item>
          <text:p text:style-name="P44">Acquisto prodotto</text:p>
        </text:list-item>
        <text:list-item>
          <text:p text:style-name="P44">Svolgere domande</text:p>
        </text:list-item>
        <text:list-item>
          <text:p text:style-name="P44">ricerca clinica </text:p>
        </text:list-item>
        <text:list-item>
          <text:p text:style-name="P44">chiedere un consulto di un esperto</text:p>
        </text:list-item>
        <text:list-item>
          <text:p text:style-name="P44">creazione profilo cochelar family </text:p>
        </text:list-item>
      </text:list>
      <text:p text:style-name="P5"/>
      <text:p text:style-name="P3">Dovendo progettare un’applicazione indirizzata ipoudenti la maggior parte delle operazioni saranno di tipo interattivo, ossia di dialogo per risolvere il problema e migliorare la <text:soft-page-break/>situazione, <text:s/>di creazione di un proprio profilo sulla piattaforma</text:p>
      <text:p text:style-name="P3"/>
      <text:p text:style-name="P3"/>
      <text:p text:style-name="P2"><text:span text:style-name="T1"><text:s/></text:span><text:span text:style-name="T2">Strutture </text:span></text:p>
      <text:p text:style-name="P5"/>
      <text:p text:style-name="P3">Secondo CAO=S per la creazione delle strutture bisogna creare una tabella tridimensionale in cui sugli assi avremo attori, concetti e operazioni; nelle celle invece si andrà a specificare come gli attori interagiscono con i vari concetti usando le operazioni.</text:p>
      <text:p text:style-name="P3"/>
      <table:table table:name="Tabella1" table:style-name="Tabella1">
        <table:table-column table:style-name="Tabella1.A" table:number-columns-repeated="3"/>
        <table:table-column table:style-name="Tabella1.D"/>
        <table:table-row>
          <table:table-cell table:style-name="Tabella1.A1" office:value-type="string">
            <text:p text:style-name="P28">Utilizzatori</text:p>
          </table:table-cell>
          <table:table-cell table:style-name="Tabella1.A1" office:value-type="string">
            <text:p text:style-name="P28">Device</text:p>
          </table:table-cell>
          <table:table-cell table:style-name="Tabella1.A1" office:value-type="string">
            <text:p text:style-name="P28">Info</text:p>
          </table:table-cell>
          <table:table-cell table:style-name="Tabella1.D1" office:value-type="string">
            <text:p text:style-name="P28">Test</text:p>
          </table:table-cell>
        </table:table-row>
        <table:table-row>
          <table:table-cell table:style-name="Tabella1.A2" office:value-type="string">
            <text:p text:style-name="P28">Creazione</text:p>
          </table:table-cell>
          <table:table-cell table:style-name="Tabella1.A2" office:value-type="string">
            <text:p text:style-name="P28"/>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8">Acquisto</text:p>
          </table:table-cell>
          <table:table-cell table:style-name="Tabella1.A2" office:value-type="string">
            <text:p text:style-name="P28"/>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8">Vista</text:p>
          </table:table-cell>
          <table:table-cell table:style-name="Tabella1.A2" office:value-type="string">
            <text:p text:style-name="P28"/>
          </table:table-cell>
          <table:table-cell table:style-name="Tabella1.A2" office:value-type="string">
            <text:p text:style-name="P28"/>
          </table:table-cell>
          <table:table-cell table:style-name="Tabella1.D2" office:value-type="string">
            <text:p text:style-name="P28"/>
          </table:table-cell>
        </table:table-row>
        <table:table-row>
          <table:table-cell table:style-name="Tabella1.A2" office:value-type="string">
            <text:p text:style-name="P28">Esecuzione</text:p>
          </table:table-cell>
          <table:table-cell table:style-name="Tabella1.A2" office:value-type="string">
            <text:p text:style-name="P28"/>
          </table:table-cell>
          <table:table-cell table:style-name="Tabella1.A2" office:value-type="string">
            <text:p text:style-name="P28"/>
          </table:table-cell>
          <table:table-cell table:style-name="Tabella1.D2" office:value-type="string">
            <text:p text:style-name="P28"/>
          </table:table-cell>
        </table:table-row>
      </table:table>
      <text:p text:style-name="P3"/>
      <text:p text:style-name="P3"/>
      <table:table table:name="Tabella2" table:style-name="Tabella2">
        <table:table-column table:style-name="Tabella2.A" table:number-columns-repeated="3"/>
        <table:table-column table:style-name="Tabella2.D"/>
        <table:table-row>
          <table:table-cell table:style-name="Tabella2.A1" office:value-type="string">
            <text:p text:style-name="Table_20_Contents">Service</text:p>
          </table:table-cell>
          <table:table-cell table:style-name="Tabella2.A1" office:value-type="string">
            <text:p text:style-name="Table_20_Contents">Device</text:p>
          </table:table-cell>
          <table:table-cell table:style-name="Tabella2.A1" office:value-type="string">
            <text:p text:style-name="Table_20_Contents">Consulto</text:p>
          </table:table-cell>
          <table:table-cell table:style-name="Tabella2.D1" office:value-type="string">
            <text:p text:style-name="Table_20_Contents">Utilizzatori</text:p>
          </table:table-cell>
        </table:table-row>
        <table:table-row>
          <table:table-cell table:style-name="Tabella2.A2" office:value-type="string">
            <text:p text:style-name="Table_20_Contents">Fornitura</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row>
          <table:table-cell table:style-name="Tabella2.A2" office:value-type="string">
            <text:p text:style-name="Table_20_Contents">Gestione</text:p>
          </table:table-cell>
          <table:table-cell table:style-name="Tabella2.A2" office:value-type="string">
            <text:p text:style-name="Table_20_Contents"/>
          </table:table-cell>
          <table:table-cell table:style-name="Tabella2.A2" office:value-type="string">
            <text:p text:style-name="Table_20_Contents"/>
          </table:table-cell>
          <table:table-cell table:style-name="Tabella2.D2" office:value-type="string">
            <text:p text:style-name="Table_20_Contents"/>
          </table:table-cell>
        </table:table-row>
      </table:table>
      <text:p text:style-name="P5"/>
      <text:p text:style-name="P3"/>
      <text:p text:style-name="P5">Architettura dell informazione</text:p>
      <text:p text:style-name="P5"/>
      <text:p text:style-name="P3">L’architettura delle Informazioni viene definita come il design strutturale dell’ambiente digitale dal punto di vista logico e semantico, che serve per lo scambio di informazioni. Ha come obiettivo ultimo quello di mettere in comunicazione gli utenti con il contenuto di ciò che viene presentato. Per poter creare un sito che sia coerente con le esigenze del pubblico di riferimento, è importante prima fare un’analisi approfondita di quello esistente, per vedere come è strutturato dal punto di vista organizzativo e che possa essere una buona base di partenza per quello nuovo.</text:p>
      <text:p text:style-name="P3"/>
      <text:p text:style-name="P3"/>
      <text:p text:style-name="P5">Analisi strutturale del sistema esistente </text:p>
      <text:p text:style-name="P5"/>
      <text:p text:style-name="P3">In accordo con quanto già menzionato nello “Studio di fattibilità” precedentemente, si è in grado di definire la relazione tra contesto, contenuto e utenti secondo quelli che sono i principi dell’ Information Ecology. A tal proposito:</text:p>
      <text:p text:style-name="P3"/>
      <text:list xml:id="list8559829563096777310" text:style-name="WWNum12">
        <text:list-item>
          <text:p text:style-name="P48"><text:span text:style-name="T2">contesto : </text:span><text:span text:style-name="T1">riguarda tutto ciò che è stato definito nei contesti d’uso;</text:span></text:p>
        </text:list-item>
        <text:list-item>
          <text:p text:style-name="P48"><text:span text:style-name="T2">Il contenuto</text:span><text:span text:style-name="T1"> ​ci indica i fattori che distinguono i diversi tipi di contenuto: </text:span></text:p>
          <text:list>
            <text:list-item>
              <text:p text:style-name="P52">Proprietà: la distribuzione del sito è in reparti. Non è infatti tutto centralizzato.</text:p>
            </text:list-item>
            <text:list-item>
              <text:p text:style-name="P52">Formato: il sistema è organizzato prevalentemente in forma testuale con l’aggiunta di alcune immagini salienti per avere una visione chiara delle informazioni più rilevanti;</text:p>
            </text:list-item>
            <text:list-item>
              <text:p text:style-name="P52">Struttura: il sistema presenta contenuti finiti e analizzati nel dettaglio, quindi si può asserire che il livello di granularità sia elevato; </text:p>
            </text:list-item>
            <text:list-item>
              <text:p text:style-name="P52">Metadati: agli utenti non viene data la possibilità di creare tag che permettono <text:soft-page-break/>di creare una propria folksonomia ossia la creazione e il successivo utilizzo di tag al fine di descrivere ed organizzare il contenuto del sito;</text:p>
            </text:list-item>
            <text:list-item>
              <text:p text:style-name="P52">Volume: il volume di documenti (interpretato come pagine a se stanti) non è eccessivamente fittizio</text:p>
            </text:list-item>
            <text:list-item>
              <text:p text:style-name="P52">Dinamismo: il sito non presenta un grande dinamismo, le informazioni sono statiche per la maggior parte delle sezioni, in particolar modo si differenzia per le domande frequenti e la presenza di news in primo piano che si aggiornano</text:p>
            </text:list-item>
          </text:list>
        </text:list-item>
      </text:list>
      <text:p text:style-name="P15"><text:span text:style-name="T1">● </text:span><text:span text:style-name="T2">Utenti</text:span><text:span text:style-name="T1">: ​Da quanto descritto finora traspare che il sistema attuale sia rivolto, già come ampiamente detto, a persone che abbiano almeno una discreta competenza del dominio. Per questo si può asserire che le esigenze informative di cui necessitano sia in una certa misura tutte uguali non è perciò ampiamente diversificato. Volendo definire il tipo di bisogno informativo, si deduce che sono:</text:span></text:p>
      <text:p text:style-name="P17"><text:s text:c="6"/>○ <text:s/>Chi cerca per sapere qualcosa in particolare; </text:p>
      <text:p text:style-name="P17"><text:s text:c="6"/>○ Chi esplora il sistema per avere delle risposte.</text:p>
      <text:p text:style-name="P1"/>
      <text:p text:style-name="P1">Da un punto di vista grafico, il sito è strutturato, secondo i principi di Morville e Rosenfeld su quattro punti salienti:</text:p>
      <text:list xml:id="list6115955952469644968" text:style-name="WWNum5">
        <text:list-item>
          <text:p text:style-name="P49"><text:span text:style-name="T11">Browsing aids</text:span>: ​l’insieme di componenti che permettono all’utente di navigare il sito. In questo frangente, troviamo:</text:p>
          <text:list>
            <text:list-item>
              <text:p text:style-name="P53">Organizzazione dei contenuti: Il sistema è organizzato per tipologia di informazione o task che si vuole svolgere;</text:p>
            </text:list-item>
            <text:list-item>
              <text:p text:style-name="P53">Gerarchizzazione: dal punto di vista gerarchico, una volta selezionato uno specifico “reparto”è possibile la navigazione attrverso la pagina centrale o menu laterale o header;</text:p>
            </text:list-item>
            <text:list-item>
              <text:p text:style-name="P53">Navigazione locale: selezionata un area specifica è possibile sapere tutto ciò che è inerente ad esso; <text:s/>// si potrebbe andare nel dettaglio di ogni pagina</text:p>
            </text:list-item>
            <text:list-item>
              <text:p text:style-name="P53">Guida: non è presente nessuna guida per l utilizzo del sito</text:p>
            </text:list-item>
            <text:list-item>
              <text:p text:style-name="P53">Wizards: sequenza di step per task specifici. Esempio: comprare un nuovo device. La sequenza dei task da seguire è: // copia la lista sopra dei task</text:p>
            </text:list-item>
          </text:list>
        </text:list-item>
      </text:list>
      <text:p text:style-name="P14">● <text:span text:style-name="T11">Search aids</text:span>: ​componenti grafiche che consentono di effettuare query. Sono presenti nell’ header, di conseguenza sono visibili in ogni sezione. </text:p>
      <text:p text:style-name="P14">Nello specifico esiste una search field la quale una volta inserita la parola chiave di interesse, ritorna tutti i risultati ad essi inerenti nel sito senza alcun tipo di filtraggio ma indicizzando i risultati a secondo della vicinanza alla parola inserita.</text:p>
      <text:p text:style-name="P14"><text:s/>Non sono presenti query builders ossia metodi per incrementare la performance della query. I risultati sono presentati nello stesso modo in cui erano visualizzati originariamente. Semplicemente non vengono mostrati quelli che non sono di pertinenza. Se una query non restituisce i risultati, il sistema invia un messaggio di avviso per la modifica della parola chiave utilizzata.</text:p>
      <text:p text:style-name="P14">● <text:span text:style-name="T11">Contenuti e task</text:span>: ​rappresentano le destinazione ultime degli utenti. In questo caso sono determinati da heading, text chunk e panel che dividono il contenuto del testo </text:p>
      <text:p text:style-name="P14">● <text:span text:style-name="T11">Componenti invisibili</text:span>: ​rappresentano componenti che non sono visibili dall’utente ma che possono interagire o rendere più performante un contenuto usato attivamente dall’utente. In questo contesto tra i contenuti invisibili possono essere citati gli algoritmi server-side che si occupano di comunicare all’operatore la nuova richiesta di supporto.</text:p>
      <text:p text:style-name="P14"/>
      <text:p text:style-name="P14">Attualmente il sito sembra essere organizzato attraverso un approccio bottom up. Ciò <text:soft-page-break/>traspare poichè ogni sezione presenta i dettagli, come nella registrazione ci sono piu step che vengono poi riunite nella parte finale, mentre utilizzando la search bar si andra su piu risultati generici per poi andare nel dettaglio</text:p>
      <text:p text:style-name="P14"/>
      <text:p text:style-name="P14"/>
      <text:p text:style-name="P14"/>
      <text:p text:style-name="P14"/>
      <text:p text:style-name="P18">Analisi strutturale del sistema nuovo</text:p>
      <text:p text:style-name="P16"/>
      <text:p text:style-name="P21">Dovendo progettare il nuovo sistema, si è pensato di utilizzare un approccio prevalentemente bottom up. Tale decisione è scaturita da una serie di considerazioni. Il sistema è pensato per utilizzo casalingo. Con questo tipo di approccio le informazioni relative ad un singolo impianto vengono dettagliate fin da subito e connesse tra di loro in modo da formare componenti più grandi, che vengono a loro volta interconnessi fino a realizzare un sistema completo. Ciò è dettato dal fatto che duranti gli user testing la difficoltà principale è era dovuta a una cattiva organizzazione delle sezioni di pertinenza e dei vari tab connessi che hanno rallentato l’esecuzione del task stesso e nell’ultimo caso a inficiare del tutto la sua corretta esecuzione. La scelta di adottare questo approccio bottom up dipende anche dalla volontà di rendere le informazioni più accessibili e di evitare gerarchie dove non servono in quanto come visto nei testing hanno reso fuorviante il raggiungimento della destinazione ultima degli utenti. Per cui, affinché l’interfaccia sia user friendly, che rispetti le linee guida critiche identificate precedentemente, in particolare la “recognition piuttosto che recall” si è deciso di prendere questa strada. Certamente ci sono delle componenti, che saranno cambiate graficamente, ma che mantengono allo stesso tempo, medesime funzioni e posizioni. Per esempio la scelta dell’impianto da una lista multipla. Così come la navbar per i settaggi. Questi tipi di strutture fanno si che alcune componenti possano essere ancora considerate top down. </text:p>
      <text:p text:style-name="P22"/>
      <text:p text:style-name="P22">Design dell' interazione</text:p>
      <text:p text:style-name="P22"/>
      <text:p text:style-name="P22">Blueprint del sistema esistente</text:p>
      <text:p text:style-name="P22"/>
      <text:p text:style-name="P23">Il modello concettuale del sistema, esprimibile attraverso il blueprint è :</text:p>
      <text:p text:style-name="P23"/>
      <text:p text:style-name="P23">Esso esprime la strutturazione dell’informazione in modo gerarchico. E’ abbastanza palese, come già anticipato che assuma un approccio top down e quindi dal generale al livello più specifico di dettaglio. </text:p>
      <text:p text:style-name="P23"/>
      <text:p text:style-name="P22">Design del sistema nuovo</text:p>
      <text:p text:style-name="P23"/>
      <text:p text:style-name="P23"><text:span text:style-name="Car._20_predefinito_20_paragrafo"><text:span text:style-name="T4">Subito si può notare come sia stata riorganizzata la struttura e l’ordine delle pagine in modo da facilitare la navigazione e la ricerca dei contenuti. Inoltre la sezione di login è ora presenze in entrambe in tutte le pagine.</text:span></text:span></text:p>
      <text:p text:style-name="P23">La nuova struttura del sito è stata riorganizzata principalmente per fornire informazioni in maniera più chiara all' utente e sono state aggiunte nuove funzionalità.</text:p>
      <text:p text:style-name="P23">In particolar modo l'idea è quella di organizzare meglio le sezioni del sito e far comprendere all'utente immediatamente dove si trova, poiché non sempre si è di fronti a utenti esperti e <text:soft-page-break/>con la precedente organizzazione si perdeva in portabilità, pecca risolta con il nuovo sistema. </text:p>
      <text:p text:style-name="P23"><text:span text:style-name="Car._20_predefinito_20_paragrafo"><text:span text:style-name="T4"><text:s/>Le sezioni di ricerca sono state differenziate e costruite ad-hoc per ogni categoria di utenti, così da migliorare e raffinare i risultati della ricerca . Sono state infine aggiunte le funzionalità di Test dell’Udito e prenotazione diretta di una visita presso uno dei centri </text:span></text:span><text:span text:style-name="Car._20_predefinito_20_paragrafo"><text:span text:style-name="T4">convenzionati.</text:span></text:span></text:p>
      <text:p text:style-name="P22"/>
      <text:p text:style-name="P22"/>
      <text:p text:style-name="P22">Wireframe </text:p>
      <text:p text:style-name="P22"/>
      <text:p text:style-name="P23">In questa sezione si descriverà ogni area della pagina; il suo funzionamento e i suoi stati. La finalità è quella di delineare delle bozze strutturali del sito per poi essere meglio dettagliata durante la creazione del prototipo. </text:p>
      <text:p text:style-name="P23"/>
      <text:p text:style-name="P22">Login</text:p>
      <text:p text:style-name="P22"/>
      <text:p text:style-name="P23">Nella precedente struttura il login non è ben visibile e molto macchinoso, in questo caso è stato scelto di apporre questa schermata nella home, con la possibilità di skippare questo passaggio e poi svolgerlo in seguito, in particolar modo c'è uno switch, tra il login, recupero credenziali e registrazione.</text:p>
      <text:p text:style-name="P23"/>
      <text:p text:style-name="P23"/>
      <text:p text:style-name="P23"/>
      <text:p text:style-name="P23"/>
      <text:p text:style-name="P23"/>
      <text:p text:style-name="P23"/>
      <text:p text:style-name="P22">Area Utente</text:p>
      <text:p text:style-name="P22"/>
      <text:p text:style-name="P23">Nella Home Page degli utenti, la riorganizzazzione è evidente mentre prima c' era una navigazione tramite navbar con molte sottosezioni ora ci sono immagini, che rendono il sito più accattivante e permette all' utente un minore sforzo per la navigazione.</text:p>
      <text:p text:style-name="P23">In particolar modo al centro della pagina è presente un form di ricerca adibito per sezione rendendo cosi piu semplice la ricerca delle informazioni.</text:p>
      <text:p text:style-name="P23"/>
      <text:p text:style-name="P23"/>
      <text:p text:style-name="P23"/>
      <text:p text:style-name="P23"/>
      <text:p text:style-name="P23"/>
      <text:p text:style-name="P23"/>
      <text:p text:style-name="P23"/>
      <text:p text:style-name="P22">Comunità</text:p>
      <text:p text:style-name="P22"/>
      <text:p text:style-name="P23">In questa sezione, si va a parlare e descrivere la struttura della famiglia, chi siamo e che servizi vengono offerti.</text:p>
      <text:p text:style-name="P23">In particolar modo è stata aggiunta la sezione di feedback del cliente, esse sono state pensate come una scala da uno a cinque e la possibilità di inserire un messaggio, questi messaggi verranno prima “setacciati” da uno script e poi pubblicati.</text:p>
      <text:p text:style-name="P23"><text:soft-page-break/>Nella seconda parte della pagina c'è la sezione gruppi di supporto, qui l' utente potrà contattare un professionista per avere delucidazioni e un primo contatto preliminare.</text:p>
      <text:p text:style-name="P22"/>
      <text:p text:style-name="P22"/>
      <text:p text:style-name="P22"/>
      <text:p text:style-name="P22"/>
      <text:p text:style-name="P22">Conoscere</text:p>
      <text:p text:style-name="P22"/>
      <text:p text:style-name="P22"/>
      <text:p text:style-name="P23">Nell' area conoscere, ci saranno tutte le informazioni per coloro che stanno iniziando a riscontrare problemi.</text:p>
      <text:p text:style-name="P23">In particolar modo ci sarà un test, presentato come gioco, dove l' utente potrà valutare lo stato del suo apparato uditivo e a seconda del risultato verrà proposta un indicazione sul da farsi all' utente.</text:p>
      <text:p text:style-name="P23">Infine ci saranno le informazioni sui possibili sintomi per riconoscere la patologia e come affrontarli al meglio, consigli forniti da esperti e possibili trucchi per sopperire al problema senza doversi sentire diversi.</text:p>
      <text:p text:style-name="P23"/>
      <text:p text:style-name="P22"/>
      <text:p text:style-name="P22"/>
      <text:p text:style-name="P22"/>
      <text:p text:style-name="P22"/>
      <text:p text:style-name="P22">Assistenza</text:p>
      <text:p text:style-name="P22"/>
      <text:p text:style-name="P22"/>
      <text:p text:style-name="P23">In questa sezione l' utente avrà la possibilità di ricevere informazioni relativi ai corsi, richiedere un rimborso o prenotare una visita.</text:p>
      <text:p text:style-name="P23">In particolar modo la nuova struttura permette di chiedere il rimborso e assistenza in maniera molto più semplice mentre nella precedente piattaforma erano presenti solo alcune istruzioni e per richiedere la prenotazione era molto complicato, l' utente era più indirizzato a chiamare il numero verde rispetto ad utilizzare l' applicazion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2">Area Professionisti – Gestione Clienti</text:p>
      <text:p text:style-name="P23"/>
      <text:p text:style-name="P23">Questa sezione ha lo scopo di gestire e organizzare i dati dei clienti per i professionisti, in particolar modo un professionista può salvare un paziente che segue, i prodotti e i suoi dati più importanti cosi da ridurre il carico di memoria del professionista e facilitare la ricezione di informazioni relativi a un cliente</text:p>
      <text:p text:style-name="P22"><text:soft-page-break/></text:p>
      <text:p text:style-name="P22"/>
      <text:p text:style-name="P22"/>
      <text:p text:style-name="P22"/>
      <text:p text:style-name="P22">Visite</text:p>
      <text:p text:style-name="P22"/>
      <text:p text:style-name="P23">In questa sezione c'è il lato amministrativo per quanto riguarda la gestione delle visite giornaliere che un professionista deve svolgere.</text:p>
      <text:p text:style-name="P23">In particolar modo sono implementate le funzionalità di modifica visita, l' annullamento di una visita e la stampa dell' elenco della data selezionata.</text:p>
      <text:p text:style-name="P23">Infine ce un calendario navigabile cosi da poter gestire anche visite che sono state fissate a grande distanza di temp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2"/>
      <text:p text:style-name="P22">Area Professionisti – Catalogo</text:p>
      <text:p text:style-name="P22"/>
      <text:p text:style-name="P23">In questa sezione verrà presentato a ogni professionista i nuovi cataloghi disponibili sul mercato cosi che essi possano presentarli ai propri clienti, stamparli o aggiungerne dei propri.</text:p>
      <text:p text:style-name="P23"/>
      <text:p text:style-name="P23"/>
      <text:p text:style-name="P23"/>
      <text:p text:style-name="P23"/>
      <text:p text:style-name="P23"/>
      <text:p text:style-name="P22">Prototipo di interfaccia </text:p>
      <text:p text:style-name="P23"/>
      <text:p text:style-name="P23">In questa fase si rimanda alla visualizzazione del file prototipo.pdf che racchiude il prototipo del sistema sulla base del wireframe sopra descritto in cui è possibile navigare tra le varie schermate. </text:p>
      <text:p text:style-name="P23"/>
      <text:p text:style-name="P23"/>
      <text:p text:style-name="P23"/>
      <text:p text:style-name="P23"/>
      <text:p text:style-name="P23"/>
      <text:p text:style-name="P23"><text:soft-page-break/></text:p>
      <text:p text:style-name="P23"/>
      <text:p text:style-name="P23"/>
      <text:p text:style-name="P22">Valutazione dell’intervento </text:p>
      <text:p text:style-name="P22"/>
      <text:p text:style-name="P23">Questa fase del progetto permette di valutare l’usabilità del sistema. Tra le tecniche di cui è possibile fare uso: Cognitive walkthrough, Action analysis, Analisi delle euristiche, si è deciso di optare per la prima, la quale permette di eseguire passo dopo passo un task e di valutare empiricamente le sue prestazioni. E’ stata preferita alle altre perché nel caso della Action analysis potrebbe essere troppo complessa la sua valutazione e soprattutto perché in questo contesto il fattore tempo assume un valore di contorno. Allo stesso tempo, la scelta di preferire questo metodo alla analisi delle euristiche, è stato dettato dal fatto che gli elementi di confronto con l’unica applicazione esterna visionata sono stati già mantenuti per quanto consoni secondo l’idea dei progettisti (esempio: divisione tra visione multipla e visione singola). </text:p>
      <text:p text:style-name="P23"/>
      <text:p text:style-name="P22">Ispezione - Cognitive Walkthrough </text:p>
      <text:p text:style-name="P22"/>
      <text:p text:style-name="P23">Come detto, avendo deciso di utilizzare la tecnica del Cognitive Walkthrough, si definiscono le caratteristiche tipiche che assume. In particolare esse sono: - Descrizione o prototipo dell’interfaccia; </text:p>
      <text:p text:style-name="P23">- Definizione dei task scelti </text:p>
      <text:list xml:id="list5355212069541925861" text:style-name="L2">
        <text:list-header>
          <text:p text:style-name="P57">- Un Happy Path</text:p>
          <text:p text:style-name="P57">ossia una lista di azioni che rappresenta il percorso ideale per svolgere il compito;</text:p>
          <text:p text:style-name="P57"><text:s/>- Una descrizione dell’utente Qui di seguito le immagini utilizzate per tutti i task. </text:p>
        </text:list-header>
      </text:list>
      <text:p text:style-name="P23"/>
      <text:p text:style-name="P23"/>
      <text:p text:style-name="P23"><text:s text:c="8"/>a) Login<text:tab/><text:tab/><text:tab/><text:tab/> <text:s text:c="12"/>b) Ricerca nel sito </text:p>
      <text:p text:style-name="P30"/>
      <text:p text:style-name="P30"/>
      <text:p text:style-name="P30"/>
      <text:list xml:id="list2682534657729936540" text:style-name="L3">
        <text:list-item>
          <text:p text:style-name="P45">richiesta assistenza</text:p>
        </text:list-item>
      </text:list>
      <text:p text:style-name="P30"/>
      <text:p text:style-name="P30"/>
      <text:p text:style-name="P30"/>
      <text:list xml:id="list7122353310746395379" text:style-name="L4">
        <text:list-item>
          <text:p text:style-name="P46">ricevere informazioni e contattare gruppi di supporto</text:p>
        </text:list-item>
      </text:list>
      <text:p text:style-name="P30"/>
      <text:p text:style-name="P30">e) svolgere test </text:p>
      <text:p text:style-name="P30"/>
      <text:p text:style-name="P30"/>
      <text:p text:style-name="P30">f) gestione clienti</text:p>
      <text:p text:style-name="P30"/>
      <text:p text:style-name="P30"/>
      <text:p text:style-name="P30"/>
      <text:p text:style-name="P30">g) gestione visite</text:p>
      <text:p text:style-name="P30"/>
      <text:p text:style-name="P30"/>
      <text:p text:style-name="P30"/>
      <text:p text:style-name="P30">h) gestione catalogo</text:p>
      <text:p text:style-name="P30"><text:soft-page-break/></text:p>
      <text:p text:style-name="P30"/>
      <text:p text:style-name="P32">Task 1</text:p>
      <text:p text:style-name="P32"/>
      <text:p text:style-name="P32"><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User testing </text:p>
      <text:p text:style-name="P32"/>
      <text:p text:style-name="P31">Per gli stessi motivi descritti nella fase di user testing dell’app esistente, si è deciso di procedere con il Discount Usability Testing.​ Sono stati quindi presi due utenti: I soggetti scelti per testare l’app sono un uomo e una donna sulla cinquantina: Pietro​, padre di famiglia dirigente di una ditta di consulenza, e Elena, ​madre di famiglia, professoressa di ruolo. Sono state scelte queste persone in quanto rappresentative del target di utenza e direttamente coinvolte per quanto riguarda il monitoraggio del proprio impianto solare. Gli sono state date tre operazioni da portare a termine e durante l’esecuzione sono stati osservati gli errori, i punti critici del sistema e le sue falle. </text:p>
      <text:p text:style-name="P24"/>
      <table:table table:name="Tabella3" table:style-name="Tabella3">
        <table:table-column table:style-name="Tabella3.A"/>
        <table:table-column table:style-name="Tabella3.B"/>
        <table:table-row table:style-name="Tabella3.1">
          <table:table-cell table:style-name="Tabella3.A1" office:value-type="string">
            <text:p text:style-name="P6">Metodologia di test</text:p>
          </table:table-cell>
          <table:table-cell table:style-name="Tabella3.A1" office:value-type="string">
            <text:p text:style-name="P4">Discount Usability Testing</text:p>
          </table:table-cell>
        </table:table-row>
        <table:table-row table:style-name="Tabella3.1">
          <table:table-cell table:style-name="Tabella3.A1" office:value-type="string">
            <text:p text:style-name="P6">Elenco dei task da testare</text:p>
          </table:table-cell>
          <table:table-cell table:style-name="Tabella3.A1" office:value-type="string">
            <text:list xml:id="list36506341" text:continue-list="list9004107110073696273" text:style-name="WWNum7">
              <text:list-item>
                <text:p text:style-name="P50">Acquisto di un prodotto</text:p>
              </text:list-item>
              <text:list-item>
                <text:p text:style-name="P50">Ricevere un supporto:</text:p>
              </text:list-item>
              <text:list-item>
                <text:p text:style-name="P50">Trovare una clinica</text:p>
              </text:list-item>
              <text:list-item>
                <text:p text:style-name="P50">Avere informazioni :</text:p>
              </text:list-item>
              <text:list-item>
                <text:p text:style-name="P50">Registrazione nella Family</text:p>
              </text:list-item>
              <text:list-item>
                <text:p text:style-name="P50">Visualizzare Gruppi di supporto:</text:p>
              </text:list-item>
            </text:list>
          </table:table-cell>
        </table:table-row>
        <table:table-row table:style-name="Tabella3.1">
          <table:table-cell table:style-name="Tabella3.A1" office:value-type="string">
            <text:p text:style-name="P6">Numero di test</text:p>
          </table:table-cell>
          <table:table-cell table:style-name="Tabella3.A1" office:value-type="string">
            <text:p text:style-name="P4">2</text:p>
          </table:table-cell>
        </table:table-row>
        <table:table-row table:style-name="Tabella3.1">
          <table:table-cell table:style-name="Tabella3.A1" office:value-type="string">
            <text:p text:style-name="P6">Metodologia di testing</text:p>
          </table:table-cell>
          <table:table-cell table:style-name="Tabella3.A1" office:value-type="string">
            <text:p text:style-name="P4">Thinking Aloud</text:p>
          </table:table-cell>
        </table:table-row>
        <table:table-row table:style-name="Tabella3.1">
          <table:table-cell table:style-name="Tabella3.A1" office:value-type="string">
            <text:p text:style-name="P6">Numero di test per metodologia</text:p>
          </table:table-cell>
          <table:table-cell table:style-name="Tabella3.A1" office:value-type="string">
            <text:p text:style-name="P4">2</text:p>
          </table:table-cell>
        </table:table-row>
        <table:table-row table:style-name="Tabella3.1">
          <table:table-cell table:style-name="Tabella3.A1" office:value-type="string">
            <text:p text:style-name="P6">Scelta e giustificazione dei soggetti</text:p>
          </table:table-cell>
          <table:table-cell table:style-name="Tabella3.A1" office:value-type="string">
            <text:p text:style-name="P4">I soggetti scelti per testare l’app sono un uomo e una donna sulla cinquantina: Daniele,​ padre di famiglia impiegato in un'impresa petrolchimica, e Angela, ​madre <text:soft-page-break/>di famiglia, imprenditrice. Sono state scelte queste persone in quanto rappresentative del target di utenza e direttamente coinvolte per quanto riguarda il monitoraggio del proprio impianto solare</text:p>
          </table:table-cell>
        </table:table-row>
      </table:table>
      <text:p text:style-name="Standard"/>
      <text:p text:style-name="Standard"/>
      <text:p text:style-name="P29">Esecuzione del test e raccolta dei dati</text:p>
      <text:p text:style-name="Standard"/>
      <text:p text:style-name="Standard"><text:s/>Il test è stato ampiamente spiegato ad entrambi gli utenti, mettendoli al corrente che sarebbero state valutate le ambiguità e difficoltà del sistema e non loro stessi. Seguendo le metodologie del thinking aloud gli è stato detto che avrebbero dovuto “pensare ad alta voce”, raccontando in particolare cosa stavano cercando di fare, come pensavano di procedere e quali fossero i loro dubbi. Al fine di valutare i dati risultanti dal test si è scelto di seguire le metriche dell’usabilità quali successo, errori, efficienza e apprendibilità. Non è stato considerato il tempo di esecuzione di un task in quanto utilizzando questa metodologia di test(thinking aloud) esso è fortemente influenzato. Al fine di eseguire i test gli utenti hanno utilizzato il sistema partendo dalla pagina principale di un impianto, senza averla mai vista prima. </text:p>
      <text:p text:style-name="Standard"/>
      <text:p text:style-name="Standard"/>
      <table:table table:name="Tabella4" table:style-name="Tabella4">
        <table:table-column table:style-name="Tabella4.A"/>
        <table:table-column table:style-name="Tabella4.B"/>
        <table:table-column table:style-name="Tabella4.C" table:number-columns-repeated="3"/>
        <table:table-row table:style-name="Tabella4.1">
          <table:table-cell table:style-name="Tabella4.A1" office:value-type="string">
            <text:p text:style-name="P6">Gaia</text:p>
          </table:table-cell>
          <table:table-cell table:style-name="Tabella4.A1" office:value-type="string">
            <text:p text:style-name="P4">Successo</text:p>
          </table:table-cell>
          <table:table-cell table:style-name="Tabella4.A1" office:value-type="string">
            <text:p text:style-name="P4">Errori</text:p>
          </table:table-cell>
          <table:table-cell table:style-name="Tabella4.A1" office:value-type="string">
            <text:p text:style-name="P4">Efficienza</text:p>
          </table:table-cell>
          <table:table-cell table:style-name="Tabella4.A1" office:value-type="string">
            <text:p text:style-name="P4">Apprendibilità</text:p>
          </table:table-cell>
        </table:table-row>
        <table:table-row table:style-name="Tabella4.1">
          <table:table-cell table:style-name="Tabella4.A1" office:value-type="string">
            <text:p text:style-name="P4">Task 1</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2</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3</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4</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5</text:p>
          </table:table-cell>
          <table:table-cell table:style-name="Tabella4.A1" office:value-type="string">
            <text:p text:style-name="P4">Si, aiuto</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row table:style-name="Tabella4.1">
          <table:table-cell table:style-name="Tabella4.A1" office:value-type="string">
            <text:p text:style-name="P4">Task 6</text:p>
          </table:table-cell>
          <table:table-cell table:style-name="Tabella4.A1" office:value-type="string">
            <text:p text:style-name="P4">Si</text:p>
          </table:table-cell>
          <table:table-cell table:style-name="Tabella4.A1" office:value-type="string">
            <text:p text:style-name="P4">No</text:p>
          </table:table-cell>
          <table:table-cell table:style-name="Tabella4.A1" office:value-type="string">
            <text:p text:style-name="P4">Si</text:p>
          </table:table-cell>
          <table:table-cell table:style-name="Tabella4.A1" office:value-type="string">
            <text:p text:style-name="P4">Si</text:p>
          </table:table-cell>
        </table:table-row>
      </table:table>
      <text:p text:style-name="Standard"/>
      <text:p text:style-name="Standard"/>
      <text:p text:style-name="Standard"/>
      <text:p text:style-name="Standard"/>
      <table:table table:name="Tabella5" table:style-name="Tabella5">
        <table:table-column table:style-name="Tabella5.A"/>
        <table:table-column table:style-name="Tabella5.B"/>
        <table:table-column table:style-name="Tabella5.C" table:number-columns-repeated="3"/>
        <table:table-row table:style-name="Tabella5.1">
          <table:table-cell table:style-name="Tabella5.A1" office:value-type="string">
            <text:p text:style-name="P6">Stefano</text:p>
          </table:table-cell>
          <table:table-cell table:style-name="Tabella5.A1" office:value-type="string">
            <text:p text:style-name="P4">Successo</text:p>
          </table:table-cell>
          <table:table-cell table:style-name="Tabella5.A1" office:value-type="string">
            <text:p text:style-name="P4">Errori</text:p>
          </table:table-cell>
          <table:table-cell table:style-name="Tabella5.A1" office:value-type="string">
            <text:p text:style-name="P4">EfficIenza</text:p>
          </table:table-cell>
          <table:table-cell table:style-name="Tabella5.A1" office:value-type="string">
            <text:p text:style-name="P4">Apprendibilità</text:p>
          </table:table-cell>
        </table:table-row>
        <table:table-row table:style-name="Tabella5.1">
          <table:table-cell table:style-name="Tabella5.A1" office:value-type="string">
            <text:p text:style-name="P4">Task 1</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2</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3</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4</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row table:style-name="Tabella5.1">
          <table:table-cell table:style-name="Tabella5.A1" office:value-type="string">
            <text:p text:style-name="P4">Task 5</text:p>
          </table:table-cell>
          <table:table-cell table:style-name="Tabella5.A1" office:value-type="string">
            <text:p text:style-name="P4">Si, aiuto</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ext:soft-page-break/>
        <table:table-row table:style-name="Tabella5.1">
          <table:table-cell table:style-name="Tabella5.A1" office:value-type="string">
            <text:p text:style-name="P4">Task 6</text:p>
          </table:table-cell>
          <table:table-cell table:style-name="Tabella5.A1" office:value-type="string">
            <text:p text:style-name="P4">Si</text:p>
          </table:table-cell>
          <table:table-cell table:style-name="Tabella5.A1" office:value-type="string">
            <text:p text:style-name="P4">No</text:p>
          </table:table-cell>
          <table:table-cell table:style-name="Tabella5.A1" office:value-type="string">
            <text:p text:style-name="P4">Si</text:p>
          </table:table-cell>
          <table:table-cell table:style-name="Tabella5.A1" office:value-type="string">
            <text:p text:style-name="P4">Si</text:p>
          </table:table-cell>
        </table:table-row>
      </table:table>
      <text:p text:style-name="Standard"/>
      <text:p text:style-name="P29">Analisi dei dati </text:p>
      <text:p text:style-name="Standard"/>
      <text:p text:style-name="Standard">Entrambi gli utenti hanno riscontrato molte meno problematiche rispetto al primo test effettuato, nessuna delle quali ha impedito loro di portare a termine il task con esattezza. I problemi di maggior peso, come le problematiche sulle etichette dei grafici, sono state risolte chiarendo ulteriormente il significato dei dati. I due utenti presi in considerazione si differenziavano per le loro competenze a livello tecnico. La prima, Gaia, ha portato a termine tutti e tre i task, senza nessun problema evidenziando una grande apprendibilità del sistema; infatti dopo il primo task di ispezione generale che l’ha portato ad una lieve perdita di tempo, ha compiuto gli altri due task senza pensarci troppo, andando dritto alla sezione di pertinenza. Stefano,il secondo tester, meno esperto di Gaia con la tecnologia, ma più pratico è andata diretta al risultato, senza riscontrare problemi di consistenza sui dati, essendo anche meno esperta sul dominio. Stefano ha impiegato più tempo rispetto a Gaianel portare a termine i task, ma si è visto chiaramente, anche da parte di Stefano, una grande apprendibilità del sistema. A differenza della prima fase di test entrambi gli utenti sono riusciti a portare a termine tutti e tre i task, e sicuramente con meno problematiche. Sono stati presi in considerazione i suggerimenti dati dai primi due utenti, infatti è stato ridotto il numero di sezioni, mantenendo solo quelle di maggior interesse per l’utente casalingo e accorpando quelle aventi dati inerenti o confrontabili tra di loro. </text:p>
      <text:p text:style-name="Standard"/>
      <text:p text:style-name="Standard"/>
      <text:p text:style-name="Standard"/>
      <text:p text:style-name="Standard"/>
      <text:p text:style-name="Standard"/>
      <text:p text:style-name="Standard"/>
      <text:p text:style-name="Standard"/>
      <text:p text:style-name="P29">Conclusioni e raccomandazioni finali</text:p>
      <text:p text:style-name="Standard"/>
      <text:p text:style-name="Standard"><text:s/>Si voleva rendere l’attuale applicazione SunReport fruibile anche da un’utenza casalinga non tecnica. Volendo semplificare l’applicazione e rimuovere tecnicismi si è una semplificazione del sito e della sua struttura, risaltando le informazioni salienti in modo da poter essere recepite col minor sforzo possibile. Rendendo più accattivante e piacevole l’applicazione stessa. </text:p>
      <text:p text:style-name="Standard">Confrontando i due user testing effettuati prima e dopo l’intervento, si è notato un netto miglioramento dell’usabilità dell’applicazione. </text:p>
      <text:p text:style-name="Standard">A prova di ciò nel secondo test tutti i task sono stati portati a compimento con successo. Nonostante il non eccessivo numero di utenti ai quali è stato sottoposto il test e il basso numero di iterazione, i risultati ottenuti si possono considerare affidabili in quanto l’utenza scelta rispecchiava una buona parte delle caratteristiche dell’utenza di riferimento descritta nell’analisi etnografica. In ottica futura sarebbe plausibile poter ampliare l’attuale app con una serie di funzionalità aggiuntive che prevedano ad esempio l’aggiunta di notifiche su eventuali nuovi eventi, nuovi prodotti o eventuali sconti, l’implementazione di una chat online per l’assistenza clienti, dare la possibilità di poter condividere sui social le informazioni ricevute cosi che possano essere d' aiuto anche per altre persone.</text:p>
      <text:p text:style-name="Standard"><text:s/>Nonostante il buon risultato ottenuto da questo lavoro, è possibile migliorare ulteriormente <text:soft-page-break/>l’usabilità integrando l’interfaccia con tooltip riportanti una breve spiegazione del widget, utilizzare un lessico ancora più adatto all’utenza presa in considerazione e migliorare l’impatto visivo modificando lo schema dei colo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Noto Sans Symbols" svg:font-family="'Noto Sans Symbol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Liberation Serif1" svg:font-family="'Liberation Serif'"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it" fo:country="IT" style:letter-kerning="true" style:font-size-asian="11pt" style:language-asian="zh" style:country-asian="CN"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lr-tb"/>
      <style:text-properties style:use-window-font-color="true" style:font-name="Arial" fo:font-size="11pt" fo:language="it" fo:country="IT"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text-properties style:font-name="Times New Roman" style:font-name-complex="Times New Roman1"/>
    </style:style>
    <style:style style:name="ListLabel_20_1" style:display-name="ListLabel 1" style:family="text">
      <style:text-properties style:font-name="Times New Roman"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font-name-asian="Noto Sans Symbols1" style:font-name-complex="Noto Sans Symbols1"/>
    </style:style>
    <style:style style:name="ListLabel_20_11" style:display-name="ListLabel 11" style:family="text">
      <style:text-properties style:text-underline-style="none" style:font-name-asian="Noto Sans Symbols1" style:font-name-complex="Noto Sans Symbols1"/>
    </style:style>
    <style:style style:name="ListLabel_20_12" style:display-name="ListLabel 12" style:family="text">
      <style:text-properties style:text-underline-style="none" style:font-name-asian="Noto Sans Symbols1" style:font-name-complex="Noto Sans Symbols1"/>
    </style:style>
    <style:style style:name="ListLabel_20_13" style:display-name="ListLabel 13" style:family="text">
      <style:text-properties style:text-underline-style="none" style:font-name-asian="Noto Sans Symbols1" style:font-name-complex="Noto Sans Symbols1"/>
    </style:style>
    <style:style style:name="ListLabel_20_14" style:display-name="ListLabel 14" style:family="text">
      <style:text-properties style:text-underline-style="none" style:font-name-asian="Noto Sans Symbols1" style:font-name-complex="Noto Sans Symbols1"/>
    </style:style>
    <style:style style:name="ListLabel_20_15" style:display-name="ListLabel 15" style:family="text">
      <style:text-properties style:text-underline-style="none" style:font-name-asian="Noto Sans Symbols1" style:font-name-complex="Noto Sans Symbols1"/>
    </style:style>
    <style:style style:name="ListLabel_20_16" style:display-name="ListLabel 16" style:family="text">
      <style:text-properties style:text-underline-style="none" style:font-name-asian="Noto Sans Symbols1" style:font-name-complex="Noto Sans Symbols1"/>
    </style:style>
    <style:style style:name="ListLabel_20_17" style:display-name="ListLabel 17" style:family="text">
      <style:text-properties style:text-underline-style="none" style:font-name-asian="Noto Sans Symbols1" style:font-name-complex="Noto Sans Symbols1"/>
    </style:style>
    <style:style style:name="ListLabel_20_18" style:display-name="ListLabel 18" style:family="text">
      <style:text-properties style:text-underline-style="none" style:font-name-asian="Noto Sans Symbols1" style:font-name-complex="Noto Sans Symbols1"/>
    </style:style>
    <style:style style:name="ListLabel_20_19" style:display-name="ListLabel 19" style:family="text">
      <style:text-properties fo:font-size="12pt" style:text-underline-style="none" style:font-name-asian="Noto Sans Symbols1" style:font-name-complex="Noto Sans Symbols1"/>
    </style:style>
    <style:style style:name="ListLabel_20_20" style:display-name="ListLabel 20" style:family="text">
      <style:text-properties style:text-underline-style="none" style:font-name-asian="Noto Sans Symbols1" style:font-name-complex="Noto Sans Symbols1"/>
    </style:style>
    <style:style style:name="ListLabel_20_21" style:display-name="ListLabel 21" style:family="text">
      <style:text-properties style:text-underline-style="none" style:font-name-asian="Noto Sans Symbols1" style:font-name-complex="Noto Sans Symbols1"/>
    </style:style>
    <style:style style:name="ListLabel_20_22" style:display-name="ListLabel 22" style:family="text">
      <style:text-properties style:text-underline-style="none" style:font-name-asian="Noto Sans Symbols1" style:font-name-complex="Noto Sans Symbols1"/>
    </style:style>
    <style:style style:name="ListLabel_20_23" style:display-name="ListLabel 23" style:family="text">
      <style:text-properties style:text-underline-style="none" style:font-name-asian="Noto Sans Symbols1" style:font-name-complex="Noto Sans Symbols1"/>
    </style:style>
    <style:style style:name="ListLabel_20_24" style:display-name="ListLabel 24" style:family="text">
      <style:text-properties style:text-underline-style="none" style:font-name-asian="Noto Sans Symbols1" style:font-name-complex="Noto Sans Symbols1"/>
    </style:style>
    <style:style style:name="ListLabel_20_25" style:display-name="ListLabel 25" style:family="text">
      <style:text-properties style:text-underline-style="none" style:font-name-asian="Noto Sans Symbols1" style:font-name-complex="Noto Sans Symbols1"/>
    </style:style>
    <style:style style:name="ListLabel_20_26" style:display-name="ListLabel 26" style:family="text">
      <style:text-properties style:text-underline-style="none" style:font-name-asian="Noto Sans Symbols1" style:font-name-complex="Noto Sans Symbols1"/>
    </style:style>
    <style:style style:name="ListLabel_20_27" style:display-name="ListLabel 27" style:family="text">
      <style:text-properties style:text-underline-style="none" style:font-name-asian="Noto Sans Symbols1" style:font-name-complex="Noto Sans Symbols1"/>
    </style:style>
    <style:style style:name="ListLabel_20_28" style:display-name="ListLabel 28" style:family="text">
      <style:text-properties style:font-name="Liberation Serif"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Liberation Serif"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Liberation Serif"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Liberation Serif"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Liberation Serif" fo:font-size="12pt" style:text-underline-style="none" fo:font-weight="bold"/>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Liberation Serif"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Liberation Serif"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Liberation Serif" fo:font-size="12pt" style:text-underline-style="none" fo:font-weight="bold"/>
    </style:style>
    <style:style style:name="ListLabel_20_101" style:display-name="ListLabel 101" style:family="text">
      <style:text-properties style:font-name="Liberation Serif" fo:font-size="12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prefix="("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prefix="("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date>2018-06-18T16:32:04.95</dc:date>
    <meta:editing-duration>PT8H3M19S</meta:editing-duration>
    <meta:editing-cycles>7</meta:editing-cycles>
    <dc:creator>Alessio Francesconi</dc:creator>
    <meta:document-statistic meta:table-count="8" meta:image-count="0" meta:object-count="0" meta:page-count="34" meta:paragraph-count="780" meta:word-count="11414" meta:character-count="73971"/>
  </office:meta>
</office:document-meta>
</file>